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16in"/>
    </style:style>
    <style:style style:name="co2" style:family="table-column">
      <style:table-column-properties fo:break-before="auto" style:column-width="0.4791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3256in"/>
    </style:style>
    <style:style style:name="co5" style:family="table-column">
      <style:table-column-properties fo:break-before="auto" style:column-width="0.2618in"/>
    </style:style>
    <style:style style:name="co6" style:family="table-column">
      <style:table-column-properties fo:break-before="auto" style:column-width="0.337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color="#b2b2b2"/>
    </style:style>
    <style:style style:name="ce2" style:family="table-cell" style:parent-style-name="Default" style:data-style-name="N11"/>
    <style:style style:name="ce3" style:family="table-cell" style:parent-style-name="Default">
      <style:text-properties style:use-window-font-color="tru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number-columns-repeated="11" table:default-cell-style-name="Default"/>
        <table:table-column table:style-name="co6" table:number-columns-repeated="2" table:default-cell-style-name="ce1"/>
        <table:table-column table:style-name="co6" table:number-columns-repeated="7" table:default-cell-style-name="Default"/>
        <table:table-column table:style-name="co7" table:number-columns-repeated="14" table:default-cell-style-name="Default"/>
        <table:table-row table:style-name="ro1">
          <table:table-cell table:number-columns-repeated="2"/>
          <table:table-cell table:style-name="Default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table:number-columns-repeated="10"/>
          <table:table-cell table:style-name="Default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Anger</text:p>
          </table:table-cell>
          <table:table-cell table:style-name="Default"/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225" calcext:value-type="float">
            <text:p>225</text:p>
          </table:table-cell>
          <table:table-cell office:value-type="float" office:value="250" calcext:value-type="float">
            <text:p>250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550" calcext:value-type="float">
            <text:p>550</text:p>
          </table:table-cell>
          <table:table-cell office:value-type="float" office:value="575" calcext:value-type="float">
            <text:p>575</text:p>
          </table:table-cell>
          <table:table-cell office:value-type="float" office:value="600" calcext:value-type="float">
            <text:p>600</text:p>
          </table:table-cell>
          <table:table-cell office:value-type="float" office:value="625" calcext:value-type="float">
            <text:p>625</text:p>
          </table:table-cell>
          <table:table-cell office:value-type="float" office:value="650" calcext:value-type="float">
            <text:p>650</text:p>
          </table:table-cell>
          <table:table-cell office:value-type="float" office:value="675" calcext:value-type="float">
            <text:p>675</text:p>
          </table:table-cell>
          <table:table-cell office:value-type="float" office:value="700" calcext:value-type="float">
            <text:p>700</text:p>
          </table:table-cell>
          <table:table-cell office:value-type="float" office:value="725" calcext:value-type="float">
            <text:p>725</text:p>
          </table:table-cell>
          <table:table-cell office:value-type="float" office:value="750" calcext:value-type="float">
            <text:p>750</text:p>
          </table:table-cell>
          <table:table-cell office:value-type="float" office:value="775" calcext:value-type="float">
            <text:p>775</text:p>
          </table:table-cell>
          <table:table-cell office:value-type="float" office:value="800" calcext:value-type="float">
            <text:p>800</text:p>
          </table:table-cell>
          <table:table-cell office:value-type="float" office:value="825" calcext:value-type="float">
            <text:p>825</text:p>
          </table:table-cell>
          <table:table-cell office:value-type="float" office:value="850" calcext:value-type="float">
            <text:p>850</text:p>
          </table:table-cell>
          <table:table-cell office:value-type="float" office:value="875" calcext:value-type="float">
            <text:p>875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table:number-columns-repeated="12" table:style-name="ce3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 + [.$C$1] + FLOOR([.B3]/[.$D$1]; 1; 0)" office:value-type="float" office:value="10" calcext:value-type="float">
            <text:p>10</text:p>
          </table:table-cell>
          <table:table-cell/>
          <table:table-cell table:formula="of:=[.D3] + FLOOR(([.$C$1] + FLOOR([.D3]/[.$D$1]; 1; 0))*(MIN([.$F$1]; [.$E$1]+[.D$2]))/[.$F$1]; 1; 0)" office:value-type="float" office:value="1" calcext:value-type="float">
            <text:p>1</text:p>
          </table:table-cell>
          <table:table-cell table:formula="of:=[.E3] + FLOOR(([.$C$1] + FLOOR([.E3]/[.$D$1]; 1; 0))*(MIN([.$F$1]; [.$E$1]+[.E$2]))/[.$F$1]; 1; 0)" office:value-type="float" office:value="2" calcext:value-type="float">
            <text:p>2</text:p>
          </table:table-cell>
          <table:table-cell table:formula="of:=[.F3] + FLOOR(([.$C$1] + FLOOR([.F3]/[.$D$1]; 1; 0))*(MIN([.$F$1]; [.$E$1]+[.F$2]))/[.$F$1]; 1; 0)" office:value-type="float" office:value="2" calcext:value-type="float">
            <text:p>2</text:p>
          </table:table-cell>
          <table:table-cell table:formula="of:=[.G3] + FLOOR(([.$C$1] + FLOOR([.G3]/[.$D$1]; 1; 0))*(MIN([.$F$1]; [.$E$1]+[.G$2]))/[.$F$1]; 1; 0)" office:value-type="float" office:value="3" calcext:value-type="float">
            <text:p>3</text:p>
          </table:table-cell>
          <table:table-cell table:formula="of:=[.H3] + FLOOR(([.$C$1] + FLOOR([.H3]/[.$D$1]; 1; 0))*(MIN([.$F$1]; [.$E$1]+[.H$2]))/[.$F$1]; 1; 0)" office:value-type="float" office:value="3" calcext:value-type="float">
            <text:p>3</text:p>
          </table:table-cell>
          <table:table-cell table:formula="of:=[.I3] + FLOOR(([.$C$1] + FLOOR([.I3]/[.$D$1]; 1; 0))*(MIN([.$F$1]; [.$E$1]+[.I$2]))/[.$F$1]; 1; 0)" office:value-type="float" office:value="4" calcext:value-type="float">
            <text:p>4</text:p>
          </table:table-cell>
          <table:table-cell table:formula="of:=[.J3] + FLOOR(([.$C$1] + FLOOR([.J3]/[.$D$1]; 1; 0))*(MIN([.$F$1]; [.$E$1]+[.J$2]))/[.$F$1]; 1; 0)" office:value-type="float" office:value="4" calcext:value-type="float">
            <text:p>4</text:p>
          </table:table-cell>
          <table:table-cell table:formula="of:=[.K3] + FLOOR(([.$C$1] + FLOOR([.K3]/[.$D$1]; 1; 0))*(MIN([.$F$1]; [.$E$1]+[.K$2]))/[.$F$1]; 1; 0)" office:value-type="float" office:value="5" calcext:value-type="float">
            <text:p>5</text:p>
          </table:table-cell>
          <table:table-cell table:formula="of:=[.L3] + FLOOR(([.$C$1] + FLOOR([.L3]/[.$D$1]; 1; 0))*(MIN([.$F$1]; [.$E$1]+[.L$2]))/[.$F$1]; 1; 0)" office:value-type="float" office:value="5" calcext:value-type="float">
            <text:p>5</text:p>
          </table:table-cell>
          <table:table-cell table:formula="of:=[.M3] + FLOOR(([.$C$1] + FLOOR([.M3]/[.$D$1]; 1; 0))*(MIN([.$F$1]; [.$E$1]+[.M$2]))/[.$F$1]; 1; 0)" office:value-type="float" office:value="6" calcext:value-type="float">
            <text:p>6</text:p>
          </table:table-cell>
          <table:table-cell table:formula="of:=[.N3] + FLOOR(([.$C$1] + FLOOR([.N3]/[.$D$1]; 1; 0))*(MIN([.$F$1]; [.$E$1]+[.N$2]))/[.$F$1]; 1; 0)" office:value-type="float" office:value="6" calcext:value-type="float">
            <text:p>6</text:p>
          </table:table-cell>
          <table:table-cell table:formula="of:=[.O3] + FLOOR(([.$C$1] + FLOOR([.O3]/[.$D$1]; 1; 0))*(MIN([.$F$1]; [.$E$1]+[.O$2]))/[.$F$1]; 1; 0)" office:value-type="float" office:value="7" calcext:value-type="float">
            <text:p>7</text:p>
          </table:table-cell>
          <table:table-cell table:formula="of:=[.P3] + FLOOR(([.$C$1] + FLOOR([.P3]/[.$D$1]; 1; 0))*(MIN([.$F$1]; [.$E$1]+[.P$2]))/[.$F$1]; 1; 0)" office:value-type="float" office:value="7" calcext:value-type="float">
            <text:p>7</text:p>
          </table:table-cell>
          <table:table-cell table:style-name="Default" table:formula="of:=[.Q3] + FLOOR(([.$C$1] + FLOOR([.Q3]/[.$D$1]; 1; 0))*(MIN([.$F$1]; [.$E$1]+[.Q$2]))/[.$F$1]; 1; 0)" office:value-type="float" office:value="8" calcext:value-type="float">
            <text:p>8</text:p>
          </table:table-cell>
          <table:table-cell table:style-name="Default" table:formula="of:=[.R3] + FLOOR(([.$C$1] + FLOOR([.R3]/[.$D$1]; 1; 0))*(MIN([.$F$1]; [.$E$1]+[.R$2]))/[.$F$1]; 1; 0)" office:value-type="float" office:value="8" calcext:value-type="float">
            <text:p>8</text:p>
          </table:table-cell>
          <table:table-cell table:formula="of:=[.S3] + FLOOR(([.$C$1] + FLOOR([.S3]/[.$D$1]; 1; 0))*(MIN([.$F$1]; [.$E$1]+[.S$2]))/[.$F$1]; 1; 0)" office:value-type="float" office:value="9" calcext:value-type="float">
            <text:p>9</text:p>
          </table:table-cell>
          <table:table-cell table:formula="of:=[.T3] + FLOOR(([.$C$1] + FLOOR([.T3]/[.$D$1]; 1; 0))*(MIN([.$F$1]; [.$E$1]+[.T$2]))/[.$F$1]; 1; 0)" office:value-type="float" office:value="9" calcext:value-type="float">
            <text:p>9</text:p>
          </table:table-cell>
          <table:table-cell table:formula="of:=[.U3] + FLOOR(([.$C$1] + FLOOR([.U3]/[.$D$1]; 1; 0))*(MIN([.$F$1]; [.$E$1]+[.U$2]))/[.$F$1]; 1; 0)" office:value-type="float" office:value="10" calcext:value-type="float">
            <text:p>10</text:p>
          </table:table-cell>
          <table:table-cell table:formula="of:=[.V3] + FLOOR(([.$C$1] + FLOOR([.V3]/[.$D$1]; 1; 0))*(MIN([.$F$1]; [.$E$1]+[.V$2]))/[.$F$1]; 1; 0)" office:value-type="float" office:value="10" calcext:value-type="float">
            <text:p>10</text:p>
          </table:table-cell>
          <table:table-cell table:formula="of:=[.W3] + FLOOR(([.$C$1] + FLOOR([.W3]/[.$D$1]; 1; 0))*(MIN([.$F$1]; [.$E$1]+[.W$2]))/[.$F$1]; 1; 0)" office:value-type="float" office:value="10" calcext:value-type="float">
            <text:p>10</text:p>
          </table:table-cell>
          <table:table-cell table:formula="of:=[.X3] + FLOOR(([.$C$1] + FLOOR([.X3]/[.$D$1]; 1; 0))*(MIN([.$F$1]; [.$E$1]+[.X$2]))/[.$F$1]; 1; 0)" office:value-type="float" office:value="10" calcext:value-type="float">
            <text:p>10</text:p>
          </table:table-cell>
          <table:table-cell table:formula="of:=[.Y3] + FLOOR(([.$C$1] + FLOOR([.Y3]/[.$D$1]; 1; 0))*(MIN([.$F$1]; [.$E$1]+[.Y$2]))/[.$F$1]; 1; 0)"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4] + [.$C$1] + FLOOR([.B4]/[.$D$1]; 1; 0)" office:value-type="float" office:value="25" calcext:value-type="float">
            <text:p>25</text:p>
          </table:table-cell>
          <table:table-cell/>
          <table:table-cell table:formula="of:=[.D4] + FLOOR(([.$C$1] + FLOOR([.D4]/[.$D$1]; 1; 0))*(MIN([.$F$1]; [.$E$1]+[.D$2]))/[.$F$1]; 1; 0)" office:value-type="float" office:value="2" calcext:value-type="float">
            <text:p>2</text:p>
          </table:table-cell>
          <table:table-cell table:formula="of:=[.E4] + FLOOR(([.$C$1] + FLOOR([.E4]/[.$D$1]; 1; 0))*(MIN([.$F$1]; [.$E$1]+[.E$2]))/[.$F$1]; 1; 0)" office:value-type="float" office:value="4" calcext:value-type="float">
            <text:p>4</text:p>
          </table:table-cell>
          <table:table-cell table:formula="of:=[.F4] + FLOOR(([.$C$1] + FLOOR([.F4]/[.$D$1]; 1; 0))*(MIN([.$F$1]; [.$E$1]+[.F$2]))/[.$F$1]; 1; 0)" office:value-type="float" office:value="4" calcext:value-type="float">
            <text:p>4</text:p>
          </table:table-cell>
          <table:table-cell table:formula="of:=[.G4] + FLOOR(([.$C$1] + FLOOR([.G4]/[.$D$1]; 1; 0))*(MIN([.$F$1]; [.$E$1]+[.G$2]))/[.$F$1]; 1; 0)" office:value-type="float" office:value="6" calcext:value-type="float">
            <text:p>6</text:p>
          </table:table-cell>
          <table:table-cell table:formula="of:=[.H4] + FLOOR(([.$C$1] + FLOOR([.H4]/[.$D$1]; 1; 0))*(MIN([.$F$1]; [.$E$1]+[.H$2]))/[.$F$1]; 1; 0)" office:value-type="float" office:value="6" calcext:value-type="float">
            <text:p>6</text:p>
          </table:table-cell>
          <table:table-cell table:formula="of:=[.I4] + FLOOR(([.$C$1] + FLOOR([.I4]/[.$D$1]; 1; 0))*(MIN([.$F$1]; [.$E$1]+[.I$2]))/[.$F$1]; 1; 0)" office:value-type="float" office:value="8" calcext:value-type="float">
            <text:p>8</text:p>
          </table:table-cell>
          <table:table-cell table:formula="of:=[.J4] + FLOOR(([.$C$1] + FLOOR([.J4]/[.$D$1]; 1; 0))*(MIN([.$F$1]; [.$E$1]+[.J$2]))/[.$F$1]; 1; 0)" office:value-type="float" office:value="9" calcext:value-type="float">
            <text:p>9</text:p>
          </table:table-cell>
          <table:table-cell table:formula="of:=[.K4] + FLOOR(([.$C$1] + FLOOR([.K4]/[.$D$1]; 1; 0))*(MIN([.$F$1]; [.$E$1]+[.K$2]))/[.$F$1]; 1; 0)" office:value-type="float" office:value="11" calcext:value-type="float">
            <text:p>11</text:p>
          </table:table-cell>
          <table:table-cell table:formula="of:=[.L4] + FLOOR(([.$C$1] + FLOOR([.L4]/[.$D$1]; 1; 0))*(MIN([.$F$1]; [.$E$1]+[.L$2]))/[.$F$1]; 1; 0)" office:value-type="float" office:value="11" calcext:value-type="float">
            <text:p>11</text:p>
          </table:table-cell>
          <table:table-cell table:formula="of:=[.M4] + FLOOR(([.$C$1] + FLOOR([.M4]/[.$D$1]; 1; 0))*(MIN([.$F$1]; [.$E$1]+[.M$2]))/[.$F$1]; 1; 0)" office:value-type="float" office:value="13" calcext:value-type="float">
            <text:p>13</text:p>
          </table:table-cell>
          <table:table-cell table:formula="of:=[.N4] + FLOOR(([.$C$1] + FLOOR([.N4]/[.$D$1]; 1; 0))*(MIN([.$F$1]; [.$E$1]+[.N$2]))/[.$F$1]; 1; 0)" office:value-type="float" office:value="14" calcext:value-type="float">
            <text:p>14</text:p>
          </table:table-cell>
          <table:table-cell table:formula="of:=[.O4] + FLOOR(([.$C$1] + FLOOR([.O4]/[.$D$1]; 1; 0))*(MIN([.$F$1]; [.$E$1]+[.O$2]))/[.$F$1]; 1; 0)" office:value-type="float" office:value="16" calcext:value-type="float">
            <text:p>16</text:p>
          </table:table-cell>
          <table:table-cell table:formula="of:=[.P4] + FLOOR(([.$C$1] + FLOOR([.P4]/[.$D$1]; 1; 0))*(MIN([.$F$1]; [.$E$1]+[.P$2]))/[.$F$1]; 1; 0)" office:value-type="float" office:value="16" calcext:value-type="float">
            <text:p>16</text:p>
          </table:table-cell>
          <table:table-cell table:style-name="Default" table:formula="of:=[.Q4] + FLOOR(([.$C$1] + FLOOR([.Q4]/[.$D$1]; 1; 0))*(MIN([.$F$1]; [.$E$1]+[.Q$2]))/[.$F$1]; 1; 0)" office:value-type="float" office:value="19" calcext:value-type="float">
            <text:p>19</text:p>
          </table:table-cell>
          <table:table-cell table:style-name="Default" table:formula="of:=[.R4] + FLOOR(([.$C$1] + FLOOR([.R4]/[.$D$1]; 1; 0))*(MIN([.$F$1]; [.$E$1]+[.R$2]))/[.$F$1]; 1; 0)" office:value-type="float" office:value="19" calcext:value-type="float">
            <text:p>19</text:p>
          </table:table-cell>
          <table:table-cell table:formula="of:=[.S4] + FLOOR(([.$C$1] + FLOOR([.S4]/[.$D$1]; 1; 0))*(MIN([.$F$1]; [.$E$1]+[.S$2]))/[.$F$1]; 1; 0)" office:value-type="float" office:value="21" calcext:value-type="float">
            <text:p>21</text:p>
          </table:table-cell>
          <table:table-cell table:formula="of:=[.T4] + FLOOR(([.$C$1] + FLOOR([.T4]/[.$D$1]; 1; 0))*(MIN([.$F$1]; [.$E$1]+[.T$2]))/[.$F$1]; 1; 0)" office:value-type="float" office:value="22" calcext:value-type="float">
            <text:p>22</text:p>
          </table:table-cell>
          <table:table-cell table:formula="of:=[.U4] + FLOOR(([.$C$1] + FLOOR([.U4]/[.$D$1]; 1; 0))*(MIN([.$F$1]; [.$E$1]+[.U$2]))/[.$F$1]; 1; 0)" office:value-type="float" office:value="25" calcext:value-type="float">
            <text:p>25</text:p>
          </table:table-cell>
          <table:table-cell table:formula="of:=[.V4] + FLOOR(([.$C$1] + FLOOR([.V4]/[.$D$1]; 1; 0))*(MIN([.$F$1]; [.$E$1]+[.V$2]))/[.$F$1]; 1; 0)" office:value-type="float" office:value="25" calcext:value-type="float">
            <text:p>25</text:p>
          </table:table-cell>
          <table:table-cell table:formula="of:=[.W4] + FLOOR(([.$C$1] + FLOOR([.W4]/[.$D$1]; 1; 0))*(MIN([.$F$1]; [.$E$1]+[.W$2]))/[.$F$1]; 1; 0)" office:value-type="float" office:value="25" calcext:value-type="float">
            <text:p>25</text:p>
          </table:table-cell>
          <table:table-cell table:formula="of:=[.X4] + FLOOR(([.$C$1] + FLOOR([.X4]/[.$D$1]; 1; 0))*(MIN([.$F$1]; [.$E$1]+[.X$2]))/[.$F$1]; 1; 0)" office:value-type="float" office:value="25" calcext:value-type="float">
            <text:p>25</text:p>
          </table:table-cell>
          <table:table-cell table:formula="of:=[.Y4] + FLOOR(([.$C$1] + FLOOR([.Y4]/[.$D$1]; 1; 0))*(MIN([.$F$1]; [.$E$1]+[.Y$2]))/[.$F$1]; 1; 0)" office:value-type="float" office:value="25" calcext:value-type="float">
            <text:p>25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5] + [.$C$1] + FLOOR([.B5]/[.$D$1]; 1; 0)" office:value-type="float" office:value="47" calcext:value-type="float">
            <text:p>47</text:p>
          </table:table-cell>
          <table:table-cell/>
          <table:table-cell table:formula="of:=[.D5] + FLOOR(([.$C$1] + FLOOR([.D5]/[.$D$1]; 1; 0))*(MIN([.$F$1]; [.$E$1]+[.D$2]))/[.$F$1]; 1; 0)" office:value-type="float" office:value="3" calcext:value-type="float">
            <text:p>3</text:p>
          </table:table-cell>
          <table:table-cell table:formula="of:=[.E5] + FLOOR(([.$C$1] + FLOOR([.E5]/[.$D$1]; 1; 0))*(MIN([.$F$1]; [.$E$1]+[.E$2]))/[.$F$1]; 1; 0)" office:value-type="float" office:value="6" calcext:value-type="float">
            <text:p>6</text:p>
          </table:table-cell>
          <table:table-cell table:formula="of:=[.F5] + FLOOR(([.$C$1] + FLOOR([.F5]/[.$D$1]; 1; 0))*(MIN([.$F$1]; [.$E$1]+[.F$2]))/[.$F$1]; 1; 0)" office:value-type="float" office:value="7" calcext:value-type="float">
            <text:p>7</text:p>
          </table:table-cell>
          <table:table-cell table:formula="of:=[.G5] + FLOOR(([.$C$1] + FLOOR([.G5]/[.$D$1]; 1; 0))*(MIN([.$F$1]; [.$E$1]+[.G$2]))/[.$F$1]; 1; 0)" office:value-type="float" office:value="9" calcext:value-type="float">
            <text:p>9</text:p>
          </table:table-cell>
          <table:table-cell table:formula="of:=[.H5] + FLOOR(([.$C$1] + FLOOR([.H5]/[.$D$1]; 1; 0))*(MIN([.$F$1]; [.$E$1]+[.H$2]))/[.$F$1]; 1; 0)" office:value-type="float" office:value="10" calcext:value-type="float">
            <text:p>10</text:p>
          </table:table-cell>
          <table:table-cell table:formula="of:=[.I5] + FLOOR(([.$C$1] + FLOOR([.I5]/[.$D$1]; 1; 0))*(MIN([.$F$1]; [.$E$1]+[.I$2]))/[.$F$1]; 1; 0)" office:value-type="float" office:value="13" calcext:value-type="float">
            <text:p>13</text:p>
          </table:table-cell>
          <table:table-cell table:formula="of:=[.J5] + FLOOR(([.$C$1] + FLOOR([.J5]/[.$D$1]; 1; 0))*(MIN([.$F$1]; [.$E$1]+[.J$2]))/[.$F$1]; 1; 0)" office:value-type="float" office:value="15" calcext:value-type="float">
            <text:p>15</text:p>
          </table:table-cell>
          <table:table-cell table:formula="of:=[.K5] + FLOOR(([.$C$1] + FLOOR([.K5]/[.$D$1]; 1; 0))*(MIN([.$F$1]; [.$E$1]+[.K$2]))/[.$F$1]; 1; 0)" office:value-type="float" office:value="18" calcext:value-type="float">
            <text:p>18</text:p>
          </table:table-cell>
          <table:table-cell table:formula="of:=[.L5] + FLOOR(([.$C$1] + FLOOR([.L5]/[.$D$1]; 1; 0))*(MIN([.$F$1]; [.$E$1]+[.L$2]))/[.$F$1]; 1; 0)" office:value-type="float" office:value="19" calcext:value-type="float">
            <text:p>19</text:p>
          </table:table-cell>
          <table:table-cell table:formula="of:=[.M5] + FLOOR(([.$C$1] + FLOOR([.M5]/[.$D$1]; 1; 0))*(MIN([.$F$1]; [.$E$1]+[.M$2]))/[.$F$1]; 1; 0)" office:value-type="float" office:value="22" calcext:value-type="float">
            <text:p>22</text:p>
          </table:table-cell>
          <table:table-cell table:formula="of:=[.N5] + FLOOR(([.$C$1] + FLOOR([.N5]/[.$D$1]; 1; 0))*(MIN([.$F$1]; [.$E$1]+[.N$2]))/[.$F$1]; 1; 0)" office:value-type="float" office:value="25" calcext:value-type="float">
            <text:p>25</text:p>
          </table:table-cell>
          <table:table-cell table:formula="of:=[.O5] + FLOOR(([.$C$1] + FLOOR([.O5]/[.$D$1]; 1; 0))*(MIN([.$F$1]; [.$E$1]+[.O$2]))/[.$F$1]; 1; 0)" office:value-type="float" office:value="28" calcext:value-type="float">
            <text:p>28</text:p>
          </table:table-cell>
          <table:table-cell table:formula="of:=[.P5] + FLOOR(([.$C$1] + FLOOR([.P5]/[.$D$1]; 1; 0))*(MIN([.$F$1]; [.$E$1]+[.P$2]))/[.$F$1]; 1; 0)" office:value-type="float" office:value="29" calcext:value-type="float">
            <text:p>29</text:p>
          </table:table-cell>
          <table:table-cell table:style-name="Default" table:formula="of:=[.Q5] + FLOOR(([.$C$1] + FLOOR([.Q5]/[.$D$1]; 1; 0))*(MIN([.$F$1]; [.$E$1]+[.Q$2]))/[.$F$1]; 1; 0)" office:value-type="float" office:value="34" calcext:value-type="float">
            <text:p>34</text:p>
          </table:table-cell>
          <table:table-cell table:style-name="Default" table:formula="of:=[.R5] + FLOOR(([.$C$1] + FLOOR([.R5]/[.$D$1]; 1; 0))*(MIN([.$F$1]; [.$E$1]+[.R$2]))/[.$F$1]; 1; 0)" office:value-type="float" office:value="35" calcext:value-type="float">
            <text:p>35</text:p>
          </table:table-cell>
          <table:table-cell table:formula="of:=[.S5] + FLOOR(([.$C$1] + FLOOR([.S5]/[.$D$1]; 1; 0))*(MIN([.$F$1]; [.$E$1]+[.S$2]))/[.$F$1]; 1; 0)" office:value-type="float" office:value="39" calcext:value-type="float">
            <text:p>39</text:p>
          </table:table-cell>
          <table:table-cell table:formula="of:=[.T5] + FLOOR(([.$C$1] + FLOOR([.T5]/[.$D$1]; 1; 0))*(MIN([.$F$1]; [.$E$1]+[.T$2]))/[.$F$1]; 1; 0)" office:value-type="float" office:value="41" calcext:value-type="float">
            <text:p>41</text:p>
          </table:table-cell>
          <table:table-cell table:formula="of:=[.U5] + FLOOR(([.$C$1] + FLOOR([.U5]/[.$D$1]; 1; 0))*(MIN([.$F$1]; [.$E$1]+[.U$2]))/[.$F$1]; 1; 0)" office:value-type="float" office:value="47" calcext:value-type="float">
            <text:p>47</text:p>
          </table:table-cell>
          <table:table-cell table:formula="of:=[.V5] + FLOOR(([.$C$1] + FLOOR([.V5]/[.$D$1]; 1; 0))*(MIN([.$F$1]; [.$E$1]+[.V$2]))/[.$F$1]; 1; 0)" office:value-type="float" office:value="47" calcext:value-type="float">
            <text:p>47</text:p>
          </table:table-cell>
          <table:table-cell table:formula="of:=[.W5] + FLOOR(([.$C$1] + FLOOR([.W5]/[.$D$1]; 1; 0))*(MIN([.$F$1]; [.$E$1]+[.W$2]))/[.$F$1]; 1; 0)" office:value-type="float" office:value="47" calcext:value-type="float">
            <text:p>47</text:p>
          </table:table-cell>
          <table:table-cell table:formula="of:=[.X5] + FLOOR(([.$C$1] + FLOOR([.X5]/[.$D$1]; 1; 0))*(MIN([.$F$1]; [.$E$1]+[.X$2]))/[.$F$1]; 1; 0)" office:value-type="float" office:value="47" calcext:value-type="float">
            <text:p>47</text:p>
          </table:table-cell>
          <table:table-cell table:formula="of:=[.Y5] + FLOOR(([.$C$1] + FLOOR([.Y5]/[.$D$1]; 1; 0))*(MIN([.$F$1]; [.$E$1]+[.Y$2]))/[.$F$1]; 1; 0)" office:value-type="float" office:value="47" calcext:value-type="float">
            <text:p>47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6] + [.$C$1] + FLOOR([.B6]/[.$D$1]; 1; 0)" office:value-type="float" office:value="80" calcext:value-type="float">
            <text:p>80</text:p>
          </table:table-cell>
          <table:table-cell/>
          <table:table-cell table:formula="of:=[.D6] + FLOOR(([.$C$1] + FLOOR([.D6]/[.$D$1]; 1; 0))*(MIN([.$F$1]; [.$E$1]+[.D$2]))/[.$F$1]; 1; 0)" office:value-type="float" office:value="4" calcext:value-type="float">
            <text:p>4</text:p>
          </table:table-cell>
          <table:table-cell table:formula="of:=[.E6] + FLOOR(([.$C$1] + FLOOR([.E6]/[.$D$1]; 1; 0))*(MIN([.$F$1]; [.$E$1]+[.E$2]))/[.$F$1]; 1; 0)" office:value-type="float" office:value="8" calcext:value-type="float">
            <text:p>8</text:p>
          </table:table-cell>
          <table:table-cell table:formula="of:=[.F6] + FLOOR(([.$C$1] + FLOOR([.F6]/[.$D$1]; 1; 0))*(MIN([.$F$1]; [.$E$1]+[.F$2]))/[.$F$1]; 1; 0)" office:value-type="float" office:value="10" calcext:value-type="float">
            <text:p>10</text:p>
          </table:table-cell>
          <table:table-cell table:formula="of:=[.G6] + FLOOR(([.$C$1] + FLOOR([.G6]/[.$D$1]; 1; 0))*(MIN([.$F$1]; [.$E$1]+[.G$2]))/[.$F$1]; 1; 0)" office:value-type="float" office:value="13" calcext:value-type="float">
            <text:p>13</text:p>
          </table:table-cell>
          <table:table-cell table:formula="of:=[.H6] + FLOOR(([.$C$1] + FLOOR([.H6]/[.$D$1]; 1; 0))*(MIN([.$F$1]; [.$E$1]+[.H$2]))/[.$F$1]; 1; 0)" office:value-type="float" office:value="15" calcext:value-type="float">
            <text:p>15</text:p>
          </table:table-cell>
          <table:table-cell table:formula="of:=[.I6] + FLOOR(([.$C$1] + FLOOR([.I6]/[.$D$1]; 1; 0))*(MIN([.$F$1]; [.$E$1]+[.I$2]))/[.$F$1]; 1; 0)" office:value-type="float" office:value="19" calcext:value-type="float">
            <text:p>19</text:p>
          </table:table-cell>
          <table:table-cell table:formula="of:=[.J6] + FLOOR(([.$C$1] + FLOOR([.J6]/[.$D$1]; 1; 0))*(MIN([.$F$1]; [.$E$1]+[.J$2]))/[.$F$1]; 1; 0)" office:value-type="float" office:value="22" calcext:value-type="float">
            <text:p>22</text:p>
          </table:table-cell>
          <table:table-cell table:formula="of:=[.K6] + FLOOR(([.$C$1] + FLOOR([.K6]/[.$D$1]; 1; 0))*(MIN([.$F$1]; [.$E$1]+[.K$2]))/[.$F$1]; 1; 0)" office:value-type="float" office:value="27" calcext:value-type="float">
            <text:p>27</text:p>
          </table:table-cell>
          <table:table-cell table:formula="of:=[.L6] + FLOOR(([.$C$1] + FLOOR([.L6]/[.$D$1]; 1; 0))*(MIN([.$F$1]; [.$E$1]+[.L$2]))/[.$F$1]; 1; 0)" office:value-type="float" office:value="29" calcext:value-type="float">
            <text:p>29</text:p>
          </table:table-cell>
          <table:table-cell table:formula="of:=[.M6] + FLOOR(([.$C$1] + FLOOR([.M6]/[.$D$1]; 1; 0))*(MIN([.$F$1]; [.$E$1]+[.M$2]))/[.$F$1]; 1; 0)" office:value-type="float" office:value="34" calcext:value-type="float">
            <text:p>34</text:p>
          </table:table-cell>
          <table:table-cell table:formula="of:=[.N6] + FLOOR(([.$C$1] + FLOOR([.N6]/[.$D$1]; 1; 0))*(MIN([.$F$1]; [.$E$1]+[.N$2]))/[.$F$1]; 1; 0)" office:value-type="float" office:value="39" calcext:value-type="float">
            <text:p>39</text:p>
          </table:table-cell>
          <table:table-cell table:formula="of:=[.O6] + FLOOR(([.$C$1] + FLOOR([.O6]/[.$D$1]; 1; 0))*(MIN([.$F$1]; [.$E$1]+[.O$2]))/[.$F$1]; 1; 0)" office:value-type="float" office:value="44" calcext:value-type="float">
            <text:p>44</text:p>
          </table:table-cell>
          <table:table-cell table:formula="of:=[.P6] + FLOOR(([.$C$1] + FLOOR([.P6]/[.$D$1]; 1; 0))*(MIN([.$F$1]; [.$E$1]+[.P$2]))/[.$F$1]; 1; 0)" office:value-type="float" office:value="47" calcext:value-type="float">
            <text:p>47</text:p>
          </table:table-cell>
          <table:table-cell table:style-name="Default" table:formula="of:=[.Q6] + FLOOR(([.$C$1] + FLOOR([.Q6]/[.$D$1]; 1; 0))*(MIN([.$F$1]; [.$E$1]+[.Q$2]))/[.$F$1]; 1; 0)" office:value-type="float" office:value="55" calcext:value-type="float">
            <text:p>55</text:p>
          </table:table-cell>
          <table:table-cell table:style-name="Default" table:formula="of:=[.R6] + FLOOR(([.$C$1] + FLOOR([.R6]/[.$D$1]; 1; 0))*(MIN([.$F$1]; [.$E$1]+[.R$2]))/[.$F$1]; 1; 0)" office:value-type="float" office:value="57" calcext:value-type="float">
            <text:p>57</text:p>
          </table:table-cell>
          <table:table-cell table:formula="of:=[.S6] + FLOOR(([.$C$1] + FLOOR([.S6]/[.$D$1]; 1; 0))*(MIN([.$F$1]; [.$E$1]+[.S$2]))/[.$F$1]; 1; 0)" office:value-type="float" office:value="65" calcext:value-type="float">
            <text:p>65</text:p>
          </table:table-cell>
          <table:table-cell table:formula="of:=[.T6] + FLOOR(([.$C$1] + FLOOR([.T6]/[.$D$1]; 1; 0))*(MIN([.$F$1]; [.$E$1]+[.T$2]))/[.$F$1]; 1; 0)" office:value-type="float" office:value="69" calcext:value-type="float">
            <text:p>69</text:p>
          </table:table-cell>
          <table:table-cell table:formula="of:=[.U6] + FLOOR(([.$C$1] + FLOOR([.U6]/[.$D$1]; 1; 0))*(MIN([.$F$1]; [.$E$1]+[.U$2]))/[.$F$1]; 1; 0)" office:value-type="float" office:value="80" calcext:value-type="float">
            <text:p>80</text:p>
          </table:table-cell>
          <table:table-cell table:formula="of:=[.V6] + FLOOR(([.$C$1] + FLOOR([.V6]/[.$D$1]; 1; 0))*(MIN([.$F$1]; [.$E$1]+[.V$2]))/[.$F$1]; 1; 0)" office:value-type="float" office:value="80" calcext:value-type="float">
            <text:p>80</text:p>
          </table:table-cell>
          <table:table-cell table:formula="of:=[.W6] + FLOOR(([.$C$1] + FLOOR([.W6]/[.$D$1]; 1; 0))*(MIN([.$F$1]; [.$E$1]+[.W$2]))/[.$F$1]; 1; 0)" office:value-type="float" office:value="80" calcext:value-type="float">
            <text:p>80</text:p>
          </table:table-cell>
          <table:table-cell table:formula="of:=[.X6] + FLOOR(([.$C$1] + FLOOR([.X6]/[.$D$1]; 1; 0))*(MIN([.$F$1]; [.$E$1]+[.X$2]))/[.$F$1]; 1; 0)" office:value-type="float" office:value="80" calcext:value-type="float">
            <text:p>80</text:p>
          </table:table-cell>
          <table:table-cell table:formula="of:=[.Y6] + FLOOR(([.$C$1] + FLOOR([.Y6]/[.$D$1]; 1; 0))*(MIN([.$F$1]; [.$E$1]+[.Y$2]))/[.$F$1]; 1; 0)" office:value-type="float" office:value="80" calcext:value-type="float">
            <text:p>80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7] + [.$C$1] + FLOOR([.B7]/[.$D$1]; 1; 0)" office:value-type="float" office:value="130" calcext:value-type="float">
            <text:p>130</text:p>
          </table:table-cell>
          <table:table-cell/>
          <table:table-cell table:formula="of:=[.D7] + FLOOR(([.$C$1] + FLOOR([.D7]/[.$D$1]; 1; 0))*(MIN([.$F$1]; [.$E$1]+[.D$2]))/[.$F$1]; 1; 0)" office:value-type="float" office:value="5" calcext:value-type="float">
            <text:p>5</text:p>
          </table:table-cell>
          <table:table-cell table:formula="of:=[.E7] + FLOOR(([.$C$1] + FLOOR([.E7]/[.$D$1]; 1; 0))*(MIN([.$F$1]; [.$E$1]+[.E$2]))/[.$F$1]; 1; 0)" office:value-type="float" office:value="10" calcext:value-type="float">
            <text:p>10</text:p>
          </table:table-cell>
          <table:table-cell table:formula="of:=[.F7] + FLOOR(([.$C$1] + FLOOR([.F7]/[.$D$1]; 1; 0))*(MIN([.$F$1]; [.$E$1]+[.F$2]))/[.$F$1]; 1; 0)" office:value-type="float" office:value="13" calcext:value-type="float">
            <text:p>13</text:p>
          </table:table-cell>
          <table:table-cell table:formula="of:=[.G7] + FLOOR(([.$C$1] + FLOOR([.G7]/[.$D$1]; 1; 0))*(MIN([.$F$1]; [.$E$1]+[.G$2]))/[.$F$1]; 1; 0)" office:value-type="float" office:value="17" calcext:value-type="float">
            <text:p>17</text:p>
          </table:table-cell>
          <table:table-cell table:formula="of:=[.H7] + FLOOR(([.$C$1] + FLOOR([.H7]/[.$D$1]; 1; 0))*(MIN([.$F$1]; [.$E$1]+[.H$2]))/[.$F$1]; 1; 0)" office:value-type="float" office:value="20" calcext:value-type="float">
            <text:p>20</text:p>
          </table:table-cell>
          <table:table-cell table:formula="of:=[.I7] + FLOOR(([.$C$1] + FLOOR([.I7]/[.$D$1]; 1; 0))*(MIN([.$F$1]; [.$E$1]+[.I$2]))/[.$F$1]; 1; 0)" office:value-type="float" office:value="26" calcext:value-type="float">
            <text:p>26</text:p>
          </table:table-cell>
          <table:table-cell table:formula="of:=[.J7] + FLOOR(([.$C$1] + FLOOR([.J7]/[.$D$1]; 1; 0))*(MIN([.$F$1]; [.$E$1]+[.J$2]))/[.$F$1]; 1; 0)" office:value-type="float" office:value="31" calcext:value-type="float">
            <text:p>31</text:p>
          </table:table-cell>
          <table:table-cell table:formula="of:=[.K7] + FLOOR(([.$C$1] + FLOOR([.K7]/[.$D$1]; 1; 0))*(MIN([.$F$1]; [.$E$1]+[.K$2]))/[.$F$1]; 1; 0)" office:value-type="float" office:value="38" calcext:value-type="float">
            <text:p>38</text:p>
          </table:table-cell>
          <table:table-cell table:formula="of:=[.L7] + FLOOR(([.$C$1] + FLOOR([.L7]/[.$D$1]; 1; 0))*(MIN([.$F$1]; [.$E$1]+[.L$2]))/[.$F$1]; 1; 0)" office:value-type="float" office:value="42" calcext:value-type="float">
            <text:p>42</text:p>
          </table:table-cell>
          <table:table-cell table:formula="of:=[.M7] + FLOOR(([.$C$1] + FLOOR([.M7]/[.$D$1]; 1; 0))*(MIN([.$F$1]; [.$E$1]+[.M$2]))/[.$F$1]; 1; 0)" office:value-type="float" office:value="50" calcext:value-type="float">
            <text:p>50</text:p>
          </table:table-cell>
          <table:table-cell table:formula="of:=[.N7] + FLOOR(([.$C$1] + FLOOR([.N7]/[.$D$1]; 1; 0))*(MIN([.$F$1]; [.$E$1]+[.N$2]))/[.$F$1]; 1; 0)" office:value-type="float" office:value="57" calcext:value-type="float">
            <text:p>57</text:p>
          </table:table-cell>
          <table:table-cell table:formula="of:=[.O7] + FLOOR(([.$C$1] + FLOOR([.O7]/[.$D$1]; 1; 0))*(MIN([.$F$1]; [.$E$1]+[.O$2]))/[.$F$1]; 1; 0)" office:value-type="float" office:value="66" calcext:value-type="float">
            <text:p>66</text:p>
          </table:table-cell>
          <table:table-cell table:formula="of:=[.P7] + FLOOR(([.$C$1] + FLOOR([.P7]/[.$D$1]; 1; 0))*(MIN([.$F$1]; [.$E$1]+[.P$2]))/[.$F$1]; 1; 0)" office:value-type="float" office:value="71" calcext:value-type="float">
            <text:p>71</text:p>
          </table:table-cell>
          <table:table-cell table:style-name="Default" table:formula="of:=[.Q7] + FLOOR(([.$C$1] + FLOOR([.Q7]/[.$D$1]; 1; 0))*(MIN([.$F$1]; [.$E$1]+[.Q$2]))/[.$F$1]; 1; 0)" office:value-type="float" office:value="84" calcext:value-type="float">
            <text:p>84</text:p>
          </table:table-cell>
          <table:table-cell table:style-name="Default" table:formula="of:=[.R7] + FLOOR(([.$C$1] + FLOOR([.R7]/[.$D$1]; 1; 0))*(MIN([.$F$1]; [.$E$1]+[.R$2]))/[.$F$1]; 1; 0)" office:value-type="float" office:value="89" calcext:value-type="float">
            <text:p>89</text:p>
          </table:table-cell>
          <table:table-cell table:formula="of:=[.S7] + FLOOR(([.$C$1] + FLOOR([.S7]/[.$D$1]; 1; 0))*(MIN([.$F$1]; [.$E$1]+[.S$2]))/[.$F$1]; 1; 0)" office:value-type="float" office:value="102" calcext:value-type="float">
            <text:p>102</text:p>
          </table:table-cell>
          <table:table-cell table:formula="of:=[.T7] + FLOOR(([.$C$1] + FLOOR([.T7]/[.$D$1]; 1; 0))*(MIN([.$F$1]; [.$E$1]+[.T$2]))/[.$F$1]; 1; 0)" office:value-type="float" office:value="110" calcext:value-type="float">
            <text:p>110</text:p>
          </table:table-cell>
          <table:table-cell table:formula="of:=[.U7] + FLOOR(([.$C$1] + FLOOR([.U7]/[.$D$1]; 1; 0))*(MIN([.$F$1]; [.$E$1]+[.U$2]))/[.$F$1]; 1; 0)" office:value-type="float" office:value="130" calcext:value-type="float">
            <text:p>130</text:p>
          </table:table-cell>
          <table:table-cell table:formula="of:=[.V7] + FLOOR(([.$C$1] + FLOOR([.V7]/[.$D$1]; 1; 0))*(MIN([.$F$1]; [.$E$1]+[.V$2]))/[.$F$1]; 1; 0)" office:value-type="float" office:value="130" calcext:value-type="float">
            <text:p>130</text:p>
          </table:table-cell>
          <table:table-cell table:formula="of:=[.W7] + FLOOR(([.$C$1] + FLOOR([.W7]/[.$D$1]; 1; 0))*(MIN([.$F$1]; [.$E$1]+[.W$2]))/[.$F$1]; 1; 0)" office:value-type="float" office:value="130" calcext:value-type="float">
            <text:p>130</text:p>
          </table:table-cell>
          <table:table-cell table:formula="of:=[.X7] + FLOOR(([.$C$1] + FLOOR([.X7]/[.$D$1]; 1; 0))*(MIN([.$F$1]; [.$E$1]+[.X$2]))/[.$F$1]; 1; 0)" office:value-type="float" office:value="130" calcext:value-type="float">
            <text:p>130</text:p>
          </table:table-cell>
          <table:table-cell table:formula="of:=[.Y7] + FLOOR(([.$C$1] + FLOOR([.Y7]/[.$D$1]; 1; 0))*(MIN([.$F$1]; [.$E$1]+[.Y$2]))/[.$F$1]; 1; 0)" office:value-type="float" office:value="130" calcext:value-type="float">
            <text:p>130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8] + [.$C$1] + FLOOR([.B8]/[.$D$1]; 1; 0)" office:value-type="float" office:value="205" calcext:value-type="float">
            <text:p>205</text:p>
          </table:table-cell>
          <table:table-cell/>
          <table:table-cell table:formula="of:=[.D8] + FLOOR(([.$C$1] + FLOOR([.D8]/[.$D$1]; 1; 0))*(MIN([.$F$1]; [.$E$1]+[.D$2]))/[.$F$1]; 1; 0)" office:value-type="float" office:value="6" calcext:value-type="float">
            <text:p>6</text:p>
          </table:table-cell>
          <table:table-cell table:formula="of:=[.E8] + FLOOR(([.$C$1] + FLOOR([.E8]/[.$D$1]; 1; 0))*(MIN([.$F$1]; [.$E$1]+[.E$2]))/[.$F$1]; 1; 0)" office:value-type="float" office:value="13" calcext:value-type="float">
            <text:p>13</text:p>
          </table:table-cell>
          <table:table-cell table:formula="of:=[.F8] + FLOOR(([.$C$1] + FLOOR([.F8]/[.$D$1]; 1; 0))*(MIN([.$F$1]; [.$E$1]+[.F$2]))/[.$F$1]; 1; 0)" office:value-type="float" office:value="17" calcext:value-type="float">
            <text:p>17</text:p>
          </table:table-cell>
          <table:table-cell table:formula="of:=[.G8] + FLOOR(([.$C$1] + FLOOR([.G8]/[.$D$1]; 1; 0))*(MIN([.$F$1]; [.$E$1]+[.G$2]))/[.$F$1]; 1; 0)" office:value-type="float" office:value="22" calcext:value-type="float">
            <text:p>22</text:p>
          </table:table-cell>
          <table:table-cell table:formula="of:=[.H8] + FLOOR(([.$C$1] + FLOOR([.H8]/[.$D$1]; 1; 0))*(MIN([.$F$1]; [.$E$1]+[.H$2]))/[.$F$1]; 1; 0)" office:value-type="float" office:value="27" calcext:value-type="float">
            <text:p>27</text:p>
          </table:table-cell>
          <table:table-cell table:formula="of:=[.I8] + FLOOR(([.$C$1] + FLOOR([.I8]/[.$D$1]; 1; 0))*(MIN([.$F$1]; [.$E$1]+[.I$2]))/[.$F$1]; 1; 0)" office:value-type="float" office:value="35" calcext:value-type="float">
            <text:p>35</text:p>
          </table:table-cell>
          <table:table-cell table:formula="of:=[.J8] + FLOOR(([.$C$1] + FLOOR([.J8]/[.$D$1]; 1; 0))*(MIN([.$F$1]; [.$E$1]+[.J$2]))/[.$F$1]; 1; 0)" office:value-type="float" office:value="42" calcext:value-type="float">
            <text:p>42</text:p>
          </table:table-cell>
          <table:table-cell table:formula="of:=[.K8] + FLOOR(([.$C$1] + FLOOR([.K8]/[.$D$1]; 1; 0))*(MIN([.$F$1]; [.$E$1]+[.K$2]))/[.$F$1]; 1; 0)" office:value-type="float" office:value="52" calcext:value-type="float">
            <text:p>52</text:p>
          </table:table-cell>
          <table:table-cell table:formula="of:=[.L8] + FLOOR(([.$C$1] + FLOOR([.L8]/[.$D$1]; 1; 0))*(MIN([.$F$1]; [.$E$1]+[.L$2]))/[.$F$1]; 1; 0)" office:value-type="float" office:value="59" calcext:value-type="float">
            <text:p>59</text:p>
          </table:table-cell>
          <table:table-cell table:formula="of:=[.M8] + FLOOR(([.$C$1] + FLOOR([.M8]/[.$D$1]; 1; 0))*(MIN([.$F$1]; [.$E$1]+[.M$2]))/[.$F$1]; 1; 0)" office:value-type="float" office:value="71" calcext:value-type="float">
            <text:p>71</text:p>
          </table:table-cell>
          <table:table-cell table:formula="of:=[.N8] + FLOOR(([.$C$1] + FLOOR([.N8]/[.$D$1]; 1; 0))*(MIN([.$F$1]; [.$E$1]+[.N$2]))/[.$F$1]; 1; 0)" office:value-type="float" office:value="81" calcext:value-type="float">
            <text:p>81</text:p>
          </table:table-cell>
          <table:table-cell table:formula="of:=[.O8] + FLOOR(([.$C$1] + FLOOR([.O8]/[.$D$1]; 1; 0))*(MIN([.$F$1]; [.$E$1]+[.O$2]))/[.$F$1]; 1; 0)" office:value-type="float" office:value="96" calcext:value-type="float">
            <text:p>96</text:p>
          </table:table-cell>
          <table:table-cell table:formula="of:=[.P8] + FLOOR(([.$C$1] + FLOOR([.P8]/[.$D$1]; 1; 0))*(MIN([.$F$1]; [.$E$1]+[.P$2]))/[.$F$1]; 1; 0)" office:value-type="float" office:value="104" calcext:value-type="float">
            <text:p>104</text:p>
          </table:table-cell>
          <table:table-cell table:style-name="Default" table:formula="of:=[.Q8] + FLOOR(([.$C$1] + FLOOR([.Q8]/[.$D$1]; 1; 0))*(MIN([.$F$1]; [.$E$1]+[.Q$2]))/[.$F$1]; 1; 0)" office:value-type="float" office:value="125" calcext:value-type="float">
            <text:p>125</text:p>
          </table:table-cell>
          <table:table-cell table:style-name="Default" table:formula="of:=[.R8] + FLOOR(([.$C$1] + FLOOR([.R8]/[.$D$1]; 1; 0))*(MIN([.$F$1]; [.$E$1]+[.R$2]))/[.$F$1]; 1; 0)" office:value-type="float" office:value="134" calcext:value-type="float">
            <text:p>134</text:p>
          </table:table-cell>
          <table:table-cell table:formula="of:=[.S8] + FLOOR(([.$C$1] + FLOOR([.S8]/[.$D$1]; 1; 0))*(MIN([.$F$1]; [.$E$1]+[.S$2]))/[.$F$1]; 1; 0)" office:value-type="float" office:value="156" calcext:value-type="float">
            <text:p>156</text:p>
          </table:table-cell>
          <table:table-cell table:formula="of:=[.T8] + FLOOR(([.$C$1] + FLOOR([.T8]/[.$D$1]; 1; 0))*(MIN([.$F$1]; [.$E$1]+[.T$2]))/[.$F$1]; 1; 0)" office:value-type="float" office:value="171" calcext:value-type="float">
            <text:p>171</text:p>
          </table:table-cell>
          <table:table-cell table:formula="of:=[.U8] + FLOOR(([.$C$1] + FLOOR([.U8]/[.$D$1]; 1; 0))*(MIN([.$F$1]; [.$E$1]+[.U$2]))/[.$F$1]; 1; 0)" office:value-type="float" office:value="205" calcext:value-type="float">
            <text:p>205</text:p>
          </table:table-cell>
          <table:table-cell table:formula="of:=[.V8] + FLOOR(([.$C$1] + FLOOR([.V8]/[.$D$1]; 1; 0))*(MIN([.$F$1]; [.$E$1]+[.V$2]))/[.$F$1]; 1; 0)" office:value-type="float" office:value="205" calcext:value-type="float">
            <text:p>205</text:p>
          </table:table-cell>
          <table:table-cell table:formula="of:=[.W8] + FLOOR(([.$C$1] + FLOOR([.W8]/[.$D$1]; 1; 0))*(MIN([.$F$1]; [.$E$1]+[.W$2]))/[.$F$1]; 1; 0)" office:value-type="float" office:value="205" calcext:value-type="float">
            <text:p>205</text:p>
          </table:table-cell>
          <table:table-cell table:formula="of:=[.X8] + FLOOR(([.$C$1] + FLOOR([.X8]/[.$D$1]; 1; 0))*(MIN([.$F$1]; [.$E$1]+[.X$2]))/[.$F$1]; 1; 0)" office:value-type="float" office:value="205" calcext:value-type="float">
            <text:p>205</text:p>
          </table:table-cell>
          <table:table-cell table:formula="of:=[.Y8] + FLOOR(([.$C$1] + FLOOR([.Y8]/[.$D$1]; 1; 0))*(MIN([.$F$1]; [.$E$1]+[.Y$2]))/[.$F$1]; 1; 0)" office:value-type="float" office:value="205" calcext:value-type="float">
            <text:p>20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9] + [.$C$1] + FLOOR([.B9]/[.$D$1]; 1; 0)" office:value-type="float" office:value="317" calcext:value-type="float">
            <text:p>317</text:p>
          </table:table-cell>
          <table:table-cell/>
          <table:table-cell table:formula="of:=[.D9] + FLOOR(([.$C$1] + FLOOR([.D9]/[.$D$1]; 1; 0))*(MIN([.$F$1]; [.$E$1]+[.D$2]))/[.$F$1]; 1; 0)" office:value-type="float" office:value="7" calcext:value-type="float">
            <text:p>7</text:p>
          </table:table-cell>
          <table:table-cell table:formula="of:=[.E9] + FLOOR(([.$C$1] + FLOOR([.E9]/[.$D$1]; 1; 0))*(MIN([.$F$1]; [.$E$1]+[.E$2]))/[.$F$1]; 1; 0)" office:value-type="float" office:value="16" calcext:value-type="float">
            <text:p>16</text:p>
          </table:table-cell>
          <table:table-cell table:formula="of:=[.F9] + FLOOR(([.$C$1] + FLOOR([.F9]/[.$D$1]; 1; 0))*(MIN([.$F$1]; [.$E$1]+[.F$2]))/[.$F$1]; 1; 0)" office:value-type="float" office:value="21" calcext:value-type="float">
            <text:p>21</text:p>
          </table:table-cell>
          <table:table-cell table:formula="of:=[.G9] + FLOOR(([.$C$1] + FLOOR([.G9]/[.$D$1]; 1; 0))*(MIN([.$F$1]; [.$E$1]+[.G$2]))/[.$F$1]; 1; 0)" office:value-type="float" office:value="28" calcext:value-type="float">
            <text:p>28</text:p>
          </table:table-cell>
          <table:table-cell table:formula="of:=[.H9] + FLOOR(([.$C$1] + FLOOR([.H9]/[.$D$1]; 1; 0))*(MIN([.$F$1]; [.$E$1]+[.H$2]))/[.$F$1]; 1; 0)" office:value-type="float" office:value="35" calcext:value-type="float">
            <text:p>35</text:p>
          </table:table-cell>
          <table:table-cell table:formula="of:=[.I9] + FLOOR(([.$C$1] + FLOOR([.I9]/[.$D$1]; 1; 0))*(MIN([.$F$1]; [.$E$1]+[.I$2]))/[.$F$1]; 1; 0)" office:value-type="float" office:value="45" calcext:value-type="float">
            <text:p>45</text:p>
          </table:table-cell>
          <table:table-cell table:formula="of:=[.J9] + FLOOR(([.$C$1] + FLOOR([.J9]/[.$D$1]; 1; 0))*(MIN([.$F$1]; [.$E$1]+[.J$2]))/[.$F$1]; 1; 0)" office:value-type="float" office:value="55" calcext:value-type="float">
            <text:p>55</text:p>
          </table:table-cell>
          <table:table-cell table:formula="of:=[.K9] + FLOOR(([.$C$1] + FLOOR([.K9]/[.$D$1]; 1; 0))*(MIN([.$F$1]; [.$E$1]+[.K$2]))/[.$F$1]; 1; 0)" office:value-type="float" office:value="70" calcext:value-type="float">
            <text:p>70</text:p>
          </table:table-cell>
          <table:table-cell table:formula="of:=[.L9] + FLOOR(([.$C$1] + FLOOR([.L9]/[.$D$1]; 1; 0))*(MIN([.$F$1]; [.$E$1]+[.L$2]))/[.$F$1]; 1; 0)" office:value-type="float" office:value="80" calcext:value-type="float">
            <text:p>80</text:p>
          </table:table-cell>
          <table:table-cell table:formula="of:=[.M9] + FLOOR(([.$C$1] + FLOOR([.M9]/[.$D$1]; 1; 0))*(MIN([.$F$1]; [.$E$1]+[.M$2]))/[.$F$1]; 1; 0)" office:value-type="float" office:value="98" calcext:value-type="float">
            <text:p>98</text:p>
          </table:table-cell>
          <table:table-cell table:formula="of:=[.N9] + FLOOR(([.$C$1] + FLOOR([.N9]/[.$D$1]; 1; 0))*(MIN([.$F$1]; [.$E$1]+[.N$2]))/[.$F$1]; 1; 0)" office:value-type="float" office:value="113" calcext:value-type="float">
            <text:p>113</text:p>
          </table:table-cell>
          <table:table-cell table:formula="of:=[.O9] + FLOOR(([.$C$1] + FLOOR([.O9]/[.$D$1]; 1; 0))*(MIN([.$F$1]; [.$E$1]+[.O$2]))/[.$F$1]; 1; 0)" office:value-type="float" office:value="136" calcext:value-type="float">
            <text:p>136</text:p>
          </table:table-cell>
          <table:table-cell table:formula="of:=[.P9] + FLOOR(([.$C$1] + FLOOR([.P9]/[.$D$1]; 1; 0))*(MIN([.$F$1]; [.$E$1]+[.P$2]))/[.$F$1]; 1; 0)" office:value-type="float" office:value="150" calcext:value-type="float">
            <text:p>150</text:p>
          </table:table-cell>
          <table:table-cell table:style-name="Default" table:formula="of:=[.Q9] + FLOOR(([.$C$1] + FLOOR([.Q9]/[.$D$1]; 1; 0))*(MIN([.$F$1]; [.$E$1]+[.Q$2]))/[.$F$1]; 1; 0)" office:value-type="float" office:value="182" calcext:value-type="float">
            <text:p>182</text:p>
          </table:table-cell>
          <table:table-cell table:style-name="Default" table:formula="of:=[.R9] + FLOOR(([.$C$1] + FLOOR([.R9]/[.$D$1]; 1; 0))*(MIN([.$F$1]; [.$E$1]+[.R$2]))/[.$F$1]; 1; 0)" office:value-type="float" office:value="199" calcext:value-type="float">
            <text:p>199</text:p>
          </table:table-cell>
          <table:table-cell table:formula="of:=[.S9] + FLOOR(([.$C$1] + FLOOR([.S9]/[.$D$1]; 1; 0))*(MIN([.$F$1]; [.$E$1]+[.S$2]))/[.$F$1]; 1; 0)" office:value-type="float" office:value="235" calcext:value-type="float">
            <text:p>235</text:p>
          </table:table-cell>
          <table:table-cell table:formula="of:=[.T9] + FLOOR(([.$C$1] + FLOOR([.T9]/[.$D$1]; 1; 0))*(MIN([.$F$1]; [.$E$1]+[.T$2]))/[.$F$1]; 1; 0)" office:value-type="float" office:value="261" calcext:value-type="float">
            <text:p>261</text:p>
          </table:table-cell>
          <table:table-cell table:formula="of:=[.U9] + FLOOR(([.$C$1] + FLOOR([.U9]/[.$D$1]; 1; 0))*(MIN([.$F$1]; [.$E$1]+[.U$2]))/[.$F$1]; 1; 0)" office:value-type="float" office:value="317" calcext:value-type="float">
            <text:p>317</text:p>
          </table:table-cell>
          <table:table-cell table:formula="of:=[.V9] + FLOOR(([.$C$1] + FLOOR([.V9]/[.$D$1]; 1; 0))*(MIN([.$F$1]; [.$E$1]+[.V$2]))/[.$F$1]; 1; 0)" office:value-type="float" office:value="317" calcext:value-type="float">
            <text:p>317</text:p>
          </table:table-cell>
          <table:table-cell table:formula="of:=[.W9] + FLOOR(([.$C$1] + FLOOR([.W9]/[.$D$1]; 1; 0))*(MIN([.$F$1]; [.$E$1]+[.W$2]))/[.$F$1]; 1; 0)" office:value-type="float" office:value="317" calcext:value-type="float">
            <text:p>317</text:p>
          </table:table-cell>
          <table:table-cell table:formula="of:=[.X9] + FLOOR(([.$C$1] + FLOOR([.X9]/[.$D$1]; 1; 0))*(MIN([.$F$1]; [.$E$1]+[.X$2]))/[.$F$1]; 1; 0)" office:value-type="float" office:value="317" calcext:value-type="float">
            <text:p>317</text:p>
          </table:table-cell>
          <table:table-cell table:formula="of:=[.Y9] + FLOOR(([.$C$1] + FLOOR([.Y9]/[.$D$1]; 1; 0))*(MIN([.$F$1]; [.$E$1]+[.Y$2]))/[.$F$1]; 1; 0)" office:value-type="float" office:value="317" calcext:value-type="float">
            <text:p>317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0] + [.$C$1] + FLOOR([.B10]/[.$D$1]; 1; 0)" office:value-type="float" office:value="485" calcext:value-type="float">
            <text:p>485</text:p>
          </table:table-cell>
          <table:table-cell/>
          <table:table-cell table:formula="of:=[.D10] + FLOOR(([.$C$1] + FLOOR([.D10]/[.$D$1]; 1; 0))*(MIN([.$F$1]; [.$E$1]+[.D$2]))/[.$F$1]; 1; 0)" office:value-type="float" office:value="8" calcext:value-type="float">
            <text:p>8</text:p>
          </table:table-cell>
          <table:table-cell table:formula="of:=[.E10] + FLOOR(([.$C$1] + FLOOR([.E10]/[.$D$1]; 1; 0))*(MIN([.$F$1]; [.$E$1]+[.E$2]))/[.$F$1]; 1; 0)" office:value-type="float" office:value="19" calcext:value-type="float">
            <text:p>19</text:p>
          </table:table-cell>
          <table:table-cell table:formula="of:=[.F10] + FLOOR(([.$C$1] + FLOOR([.F10]/[.$D$1]; 1; 0))*(MIN([.$F$1]; [.$E$1]+[.F$2]))/[.$F$1]; 1; 0)" office:value-type="float" office:value="26" calcext:value-type="float">
            <text:p>26</text:p>
          </table:table-cell>
          <table:table-cell table:formula="of:=[.G10] + FLOOR(([.$C$1] + FLOOR([.G10]/[.$D$1]; 1; 0))*(MIN([.$F$1]; [.$E$1]+[.G$2]))/[.$F$1]; 1; 0)" office:value-type="float" office:value="35" calcext:value-type="float">
            <text:p>35</text:p>
          </table:table-cell>
          <table:table-cell table:formula="of:=[.H10] + FLOOR(([.$C$1] + FLOOR([.H10]/[.$D$1]; 1; 0))*(MIN([.$F$1]; [.$E$1]+[.H$2]))/[.$F$1]; 1; 0)" office:value-type="float" office:value="44" calcext:value-type="float">
            <text:p>44</text:p>
          </table:table-cell>
          <table:table-cell table:formula="of:=[.I10] + FLOOR(([.$C$1] + FLOOR([.I10]/[.$D$1]; 1; 0))*(MIN([.$F$1]; [.$E$1]+[.I$2]))/[.$F$1]; 1; 0)" office:value-type="float" office:value="57" calcext:value-type="float">
            <text:p>57</text:p>
          </table:table-cell>
          <table:table-cell table:formula="of:=[.J10] + FLOOR(([.$C$1] + FLOOR([.J10]/[.$D$1]; 1; 0))*(MIN([.$F$1]; [.$E$1]+[.J$2]))/[.$F$1]; 1; 0)" office:value-type="float" office:value="71" calcext:value-type="float">
            <text:p>71</text:p>
          </table:table-cell>
          <table:table-cell table:formula="of:=[.K10] + FLOOR(([.$C$1] + FLOOR([.K10]/[.$D$1]; 1; 0))*(MIN([.$F$1]; [.$E$1]+[.K$2]))/[.$F$1]; 1; 0)" office:value-type="float" office:value="92" calcext:value-type="float">
            <text:p>92</text:p>
          </table:table-cell>
          <table:table-cell table:formula="of:=[.L10] + FLOOR(([.$C$1] + FLOOR([.L10]/[.$D$1]; 1; 0))*(MIN([.$F$1]; [.$E$1]+[.L$2]))/[.$F$1]; 1; 0)" office:value-type="float" office:value="107" calcext:value-type="float">
            <text:p>107</text:p>
          </table:table-cell>
          <table:table-cell table:formula="of:=[.M10] + FLOOR(([.$C$1] + FLOOR([.M10]/[.$D$1]; 1; 0))*(MIN([.$F$1]; [.$E$1]+[.M$2]))/[.$F$1]; 1; 0)" office:value-type="float" office:value="133" calcext:value-type="float">
            <text:p>133</text:p>
          </table:table-cell>
          <table:table-cell table:formula="of:=[.N10] + FLOOR(([.$C$1] + FLOOR([.N10]/[.$D$1]; 1; 0))*(MIN([.$F$1]; [.$E$1]+[.N$2]))/[.$F$1]; 1; 0)" office:value-type="float" office:value="155" calcext:value-type="float">
            <text:p>155</text:p>
          </table:table-cell>
          <table:table-cell table:formula="of:=[.O10] + FLOOR(([.$C$1] + FLOOR([.O10]/[.$D$1]; 1; 0))*(MIN([.$F$1]; [.$E$1]+[.O$2]))/[.$F$1]; 1; 0)" office:value-type="float" office:value="190" calcext:value-type="float">
            <text:p>190</text:p>
          </table:table-cell>
          <table:table-cell table:formula="of:=[.P10] + FLOOR(([.$C$1] + FLOOR([.P10]/[.$D$1]; 1; 0))*(MIN([.$F$1]; [.$E$1]+[.P$2]))/[.$F$1]; 1; 0)" office:value-type="float" office:value="213" calcext:value-type="float">
            <text:p>213</text:p>
          </table:table-cell>
          <table:table-cell table:style-name="Default" table:formula="of:=[.Q10] + FLOOR(([.$C$1] + FLOOR([.Q10]/[.$D$1]; 1; 0))*(MIN([.$F$1]; [.$E$1]+[.Q$2]))/[.$F$1]; 1; 0)" office:value-type="float" office:value="262" calcext:value-type="float">
            <text:p>262</text:p>
          </table:table-cell>
          <table:table-cell table:style-name="Default" table:formula="of:=[.R10] + FLOOR(([.$C$1] + FLOOR([.R10]/[.$D$1]; 1; 0))*(MIN([.$F$1]; [.$E$1]+[.R$2]))/[.$F$1]; 1; 0)" office:value-type="float" office:value="291" calcext:value-type="float">
            <text:p>291</text:p>
          </table:table-cell>
          <table:table-cell table:formula="of:=[.S10] + FLOOR(([.$C$1] + FLOOR([.S10]/[.$D$1]; 1; 0))*(MIN([.$F$1]; [.$E$1]+[.S$2]))/[.$F$1]; 1; 0)" office:value-type="float" office:value="349" calcext:value-type="float">
            <text:p>349</text:p>
          </table:table-cell>
          <table:table-cell table:formula="of:=[.T10] + FLOOR(([.$C$1] + FLOOR([.T10]/[.$D$1]; 1; 0))*(MIN([.$F$1]; [.$E$1]+[.T$2]))/[.$F$1]; 1; 0)" office:value-type="float" office:value="394" calcext:value-type="float">
            <text:p>394</text:p>
          </table:table-cell>
          <table:table-cell table:formula="of:=[.U10] + FLOOR(([.$C$1] + FLOOR([.U10]/[.$D$1]; 1; 0))*(MIN([.$F$1]; [.$E$1]+[.U$2]))/[.$F$1]; 1; 0)" office:value-type="float" office:value="485" calcext:value-type="float">
            <text:p>485</text:p>
          </table:table-cell>
          <table:table-cell table:formula="of:=[.V10] + FLOOR(([.$C$1] + FLOOR([.V10]/[.$D$1]; 1; 0))*(MIN([.$F$1]; [.$E$1]+[.V$2]))/[.$F$1]; 1; 0)" office:value-type="float" office:value="485" calcext:value-type="float">
            <text:p>485</text:p>
          </table:table-cell>
          <table:table-cell table:formula="of:=[.W10] + FLOOR(([.$C$1] + FLOOR([.W10]/[.$D$1]; 1; 0))*(MIN([.$F$1]; [.$E$1]+[.W$2]))/[.$F$1]; 1; 0)" office:value-type="float" office:value="485" calcext:value-type="float">
            <text:p>485</text:p>
          </table:table-cell>
          <table:table-cell table:formula="of:=[.X10] + FLOOR(([.$C$1] + FLOOR([.X10]/[.$D$1]; 1; 0))*(MIN([.$F$1]; [.$E$1]+[.X$2]))/[.$F$1]; 1; 0)" office:value-type="float" office:value="485" calcext:value-type="float">
            <text:p>485</text:p>
          </table:table-cell>
          <table:table-cell table:formula="of:=[.Y10] + FLOOR(([.$C$1] + FLOOR([.Y10]/[.$D$1]; 1; 0))*(MIN([.$F$1]; [.$E$1]+[.Y$2]))/[.$F$1]; 1; 0)" office:value-type="float" office:value="485" calcext:value-type="float">
            <text:p>485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1] + [.$C$1] + FLOOR([.B11]/[.$D$1]; 1; 0)" office:value-type="float" office:value="737" calcext:value-type="float">
            <text:p>737</text:p>
          </table:table-cell>
          <table:table-cell/>
          <table:table-cell table:formula="of:=[.D11] + FLOOR(([.$C$1] + FLOOR([.D11]/[.$D$1]; 1; 0))*(MIN([.$F$1]; [.$E$1]+[.D$2]))/[.$F$1]; 1; 0)" office:value-type="float" office:value="10" calcext:value-type="float">
            <text:p>10</text:p>
          </table:table-cell>
          <table:table-cell table:formula="of:=[.E11] + FLOOR(([.$C$1] + FLOOR([.E11]/[.$D$1]; 1; 0))*(MIN([.$F$1]; [.$E$1]+[.E$2]))/[.$F$1]; 1; 0)" office:value-type="float" office:value="22" calcext:value-type="float">
            <text:p>22</text:p>
          </table:table-cell>
          <table:table-cell table:formula="of:=[.F11] + FLOOR(([.$C$1] + FLOOR([.F11]/[.$D$1]; 1; 0))*(MIN([.$F$1]; [.$E$1]+[.F$2]))/[.$F$1]; 1; 0)" office:value-type="float" office:value="31" calcext:value-type="float">
            <text:p>31</text:p>
          </table:table-cell>
          <table:table-cell table:formula="of:=[.G11] + FLOOR(([.$C$1] + FLOOR([.G11]/[.$D$1]; 1; 0))*(MIN([.$F$1]; [.$E$1]+[.G$2]))/[.$F$1]; 1; 0)" office:value-type="float" office:value="43" calcext:value-type="float">
            <text:p>43</text:p>
          </table:table-cell>
          <table:table-cell table:formula="of:=[.H11] + FLOOR(([.$C$1] + FLOOR([.H11]/[.$D$1]; 1; 0))*(MIN([.$F$1]; [.$E$1]+[.H$2]))/[.$F$1]; 1; 0)" office:value-type="float" office:value="55" calcext:value-type="float">
            <text:p>55</text:p>
          </table:table-cell>
          <table:table-cell table:formula="of:=[.I11] + FLOOR(([.$C$1] + FLOOR([.I11]/[.$D$1]; 1; 0))*(MIN([.$F$1]; [.$E$1]+[.I$2]))/[.$F$1]; 1; 0)" office:value-type="float" office:value="72" calcext:value-type="float">
            <text:p>72</text:p>
          </table:table-cell>
          <table:table-cell table:formula="of:=[.J11] + FLOOR(([.$C$1] + FLOOR([.J11]/[.$D$1]; 1; 0))*(MIN([.$F$1]; [.$E$1]+[.J$2]))/[.$F$1]; 1; 0)" office:value-type="float" office:value="91" calcext:value-type="float">
            <text:p>91</text:p>
          </table:table-cell>
          <table:table-cell table:formula="of:=[.K11] + FLOOR(([.$C$1] + FLOOR([.K11]/[.$D$1]; 1; 0))*(MIN([.$F$1]; [.$E$1]+[.K$2]))/[.$F$1]; 1; 0)" office:value-type="float" office:value="120" calcext:value-type="float">
            <text:p>120</text:p>
          </table:table-cell>
          <table:table-cell table:formula="of:=[.L11] + FLOOR(([.$C$1] + FLOOR([.L11]/[.$D$1]; 1; 0))*(MIN([.$F$1]; [.$E$1]+[.L$2]))/[.$F$1]; 1; 0)" office:value-type="float" office:value="141" calcext:value-type="float">
            <text:p>141</text:p>
          </table:table-cell>
          <table:table-cell table:formula="of:=[.M11] + FLOOR(([.$C$1] + FLOOR([.M11]/[.$D$1]; 1; 0))*(MIN([.$F$1]; [.$E$1]+[.M$2]))/[.$F$1]; 1; 0)" office:value-type="float" office:value="178" calcext:value-type="float">
            <text:p>178</text:p>
          </table:table-cell>
          <table:table-cell table:formula="of:=[.N11] + FLOOR(([.$C$1] + FLOOR([.N11]/[.$D$1]; 1; 0))*(MIN([.$F$1]; [.$E$1]+[.N$2]))/[.$F$1]; 1; 0)" office:value-type="float" office:value="211" calcext:value-type="float">
            <text:p>211</text:p>
          </table:table-cell>
          <table:table-cell table:formula="of:=[.O11] + FLOOR(([.$C$1] + FLOOR([.O11]/[.$D$1]; 1; 0))*(MIN([.$F$1]; [.$E$1]+[.O$2]))/[.$F$1]; 1; 0)" office:value-type="float" office:value="263" calcext:value-type="float">
            <text:p>263</text:p>
          </table:table-cell>
          <table:table-cell table:formula="of:=[.P11] + FLOOR(([.$C$1] + FLOOR([.P11]/[.$D$1]; 1; 0))*(MIN([.$F$1]; [.$E$1]+[.P$2]))/[.$F$1]; 1; 0)" office:value-type="float" office:value="300" calcext:value-type="float">
            <text:p>300</text:p>
          </table:table-cell>
          <table:table-cell table:style-name="Default" table:formula="of:=[.Q11] + FLOOR(([.$C$1] + FLOOR([.Q11]/[.$D$1]; 1; 0))*(MIN([.$F$1]; [.$E$1]+[.Q$2]))/[.$F$1]; 1; 0)" office:value-type="float" office:value="374" calcext:value-type="float">
            <text:p>374</text:p>
          </table:table-cell>
          <table:table-cell table:style-name="Default" table:formula="of:=[.R11] + FLOOR(([.$C$1] + FLOOR([.R11]/[.$D$1]; 1; 0))*(MIN([.$F$1]; [.$E$1]+[.R$2]))/[.$F$1]; 1; 0)" office:value-type="float" office:value="422" calcext:value-type="float">
            <text:p>422</text:p>
          </table:table-cell>
          <table:table-cell table:formula="of:=[.S11] + FLOOR(([.$C$1] + FLOOR([.S11]/[.$D$1]; 1; 0))*(MIN([.$F$1]; [.$E$1]+[.S$2]))/[.$F$1]; 1; 0)" office:value-type="float" office:value="514" calcext:value-type="float">
            <text:p>514</text:p>
          </table:table-cell>
          <table:table-cell table:formula="of:=[.T11] + FLOOR(([.$C$1] + FLOOR([.T11]/[.$D$1]; 1; 0))*(MIN([.$F$1]; [.$E$1]+[.T$2]))/[.$F$1]; 1; 0)" office:value-type="float" office:value="590" calcext:value-type="float">
            <text:p>590</text:p>
          </table:table-cell>
          <table:table-cell table:formula="of:=[.U11] + FLOOR(([.$C$1] + FLOOR([.U11]/[.$D$1]; 1; 0))*(MIN([.$F$1]; [.$E$1]+[.U$2]))/[.$F$1]; 1; 0)" office:value-type="float" office:value="737" calcext:value-type="float">
            <text:p>737</text:p>
          </table:table-cell>
          <table:table-cell table:formula="of:=[.V11] + FLOOR(([.$C$1] + FLOOR([.V11]/[.$D$1]; 1; 0))*(MIN([.$F$1]; [.$E$1]+[.V$2]))/[.$F$1]; 1; 0)" office:value-type="float" office:value="737" calcext:value-type="float">
            <text:p>737</text:p>
          </table:table-cell>
          <table:table-cell table:formula="of:=[.W11] + FLOOR(([.$C$1] + FLOOR([.W11]/[.$D$1]; 1; 0))*(MIN([.$F$1]; [.$E$1]+[.W$2]))/[.$F$1]; 1; 0)" office:value-type="float" office:value="737" calcext:value-type="float">
            <text:p>737</text:p>
          </table:table-cell>
          <table:table-cell table:formula="of:=[.X11] + FLOOR(([.$C$1] + FLOOR([.X11]/[.$D$1]; 1; 0))*(MIN([.$F$1]; [.$E$1]+[.X$2]))/[.$F$1]; 1; 0)" office:value-type="float" office:value="737" calcext:value-type="float">
            <text:p>737</text:p>
          </table:table-cell>
          <table:table-cell table:formula="of:=[.Y11] + FLOOR(([.$C$1] + FLOOR([.Y11]/[.$D$1]; 1; 0))*(MIN([.$F$1]; [.$E$1]+[.Y$2]))/[.$F$1]; 1; 0)" office:value-type="float" office:value="737" calcext:value-type="float">
            <text:p>737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12] + [.$C$1] + FLOOR([.B12]/[.$D$1]; 1; 0)" office:value-type="float" office:value="1115" calcext:value-type="float">
            <text:p>1115</text:p>
          </table:table-cell>
          <table:table-cell/>
          <table:table-cell table:formula="of:=[.D12] + FLOOR(([.$C$1] + FLOOR([.D12]/[.$D$1]; 1; 0))*(MIN([.$F$1]; [.$E$1]+[.D$2]))/[.$F$1]; 1; 0)" office:value-type="float" office:value="12" calcext:value-type="float">
            <text:p>12</text:p>
          </table:table-cell>
          <table:table-cell table:formula="of:=[.E12] + FLOOR(([.$C$1] + FLOOR([.E12]/[.$D$1]; 1; 0))*(MIN([.$F$1]; [.$E$1]+[.E$2]))/[.$F$1]; 1; 0)" office:value-type="float" office:value="26" calcext:value-type="float">
            <text:p>26</text:p>
          </table:table-cell>
          <table:table-cell table:formula="of:=[.F12] + FLOOR(([.$C$1] + FLOOR([.F12]/[.$D$1]; 1; 0))*(MIN([.$F$1]; [.$E$1]+[.F$2]))/[.$F$1]; 1; 0)" office:value-type="float" office:value="37" calcext:value-type="float">
            <text:p>37</text:p>
          </table:table-cell>
          <table:table-cell table:formula="of:=[.G12] + FLOOR(([.$C$1] + FLOOR([.G12]/[.$D$1]; 1; 0))*(MIN([.$F$1]; [.$E$1]+[.G$2]))/[.$F$1]; 1; 0)" office:value-type="float" office:value="52" calcext:value-type="float">
            <text:p>52</text:p>
          </table:table-cell>
          <table:table-cell table:formula="of:=[.H12] + FLOOR(([.$C$1] + FLOOR([.H12]/[.$D$1]; 1; 0))*(MIN([.$F$1]; [.$E$1]+[.H$2]))/[.$F$1]; 1; 0)" office:value-type="float" office:value="67" calcext:value-type="float">
            <text:p>67</text:p>
          </table:table-cell>
          <table:table-cell table:formula="of:=[.I12] + FLOOR(([.$C$1] + FLOOR([.I12]/[.$D$1]; 1; 0))*(MIN([.$F$1]; [.$E$1]+[.I$2]))/[.$F$1]; 1; 0)" office:value-type="float" office:value="90" calcext:value-type="float">
            <text:p>90</text:p>
          </table:table-cell>
          <table:table-cell table:formula="of:=[.J12] + FLOOR(([.$C$1] + FLOOR([.J12]/[.$D$1]; 1; 0))*(MIN([.$F$1]; [.$E$1]+[.J$2]))/[.$F$1]; 1; 0)" office:value-type="float" office:value="115" calcext:value-type="float">
            <text:p>115</text:p>
          </table:table-cell>
          <table:table-cell table:formula="of:=[.K12] + FLOOR(([.$C$1] + FLOOR([.K12]/[.$D$1]; 1; 0))*(MIN([.$F$1]; [.$E$1]+[.K$2]))/[.$F$1]; 1; 0)" office:value-type="float" office:value="155" calcext:value-type="float">
            <text:p>155</text:p>
          </table:table-cell>
          <table:table-cell table:formula="of:=[.L12] + FLOOR(([.$C$1] + FLOOR([.L12]/[.$D$1]; 1; 0))*(MIN([.$F$1]; [.$E$1]+[.L$2]))/[.$F$1]; 1; 0)" office:value-type="float" office:value="185" calcext:value-type="float">
            <text:p>185</text:p>
          </table:table-cell>
          <table:table-cell table:formula="of:=[.M12] + FLOOR(([.$C$1] + FLOOR([.M12]/[.$D$1]; 1; 0))*(MIN([.$F$1]; [.$E$1]+[.M$2]))/[.$F$1]; 1; 0)" office:value-type="float" office:value="237" calcext:value-type="float">
            <text:p>237</text:p>
          </table:table-cell>
          <table:table-cell table:formula="of:=[.N12] + FLOOR(([.$C$1] + FLOOR([.N12]/[.$D$1]; 1; 0))*(MIN([.$F$1]; [.$E$1]+[.N$2]))/[.$F$1]; 1; 0)" office:value-type="float" office:value="285" calcext:value-type="float">
            <text:p>285</text:p>
          </table:table-cell>
          <table:table-cell table:formula="of:=[.O12] + FLOOR(([.$C$1] + FLOOR([.O12]/[.$D$1]; 1; 0))*(MIN([.$F$1]; [.$E$1]+[.O$2]))/[.$F$1]; 1; 0)" office:value-type="float" office:value="361" calcext:value-type="float">
            <text:p>361</text:p>
          </table:table-cell>
          <table:table-cell table:formula="of:=[.P12] + FLOOR(([.$C$1] + FLOOR([.P12]/[.$D$1]; 1; 0))*(MIN([.$F$1]; [.$E$1]+[.P$2]))/[.$F$1]; 1; 0)" office:value-type="float" office:value="420" calcext:value-type="float">
            <text:p>420</text:p>
          </table:table-cell>
          <table:table-cell table:style-name="Default" table:formula="of:=[.Q12] + FLOOR(([.$C$1] + FLOOR([.Q12]/[.$D$1]; 1; 0))*(MIN([.$F$1]; [.$E$1]+[.Q$2]))/[.$F$1]; 1; 0)" office:value-type="float" office:value="531" calcext:value-type="float">
            <text:p>531</text:p>
          </table:table-cell>
          <table:table-cell table:style-name="Default" table:formula="of:=[.R12] + FLOOR(([.$C$1] + FLOOR([.R12]/[.$D$1]; 1; 0))*(MIN([.$F$1]; [.$E$1]+[.R$2]))/[.$F$1]; 1; 0)" office:value-type="float" office:value="609" calcext:value-type="float">
            <text:p>609</text:p>
          </table:table-cell>
          <table:table-cell table:formula="of:=[.S12] + FLOOR(([.$C$1] + FLOOR([.S12]/[.$D$1]; 1; 0))*(MIN([.$F$1]; [.$E$1]+[.S$2]))/[.$F$1]; 1; 0)" office:value-type="float" office:value="754" calcext:value-type="float">
            <text:p>754</text:p>
          </table:table-cell>
          <table:table-cell table:formula="of:=[.T12] + FLOOR(([.$C$1] + FLOOR([.T12]/[.$D$1]; 1; 0))*(MIN([.$F$1]; [.$E$1]+[.T$2]))/[.$F$1]; 1; 0)" office:value-type="float" office:value="879" calcext:value-type="float">
            <text:p>879</text:p>
          </table:table-cell>
          <table:table-cell table:formula="of:=[.U12] + FLOOR(([.$C$1] + FLOOR([.U12]/[.$D$1]; 1; 0))*(MIN([.$F$1]; [.$E$1]+[.U$2]))/[.$F$1]; 1; 0)" office:value-type="float" office:value="1115" calcext:value-type="float">
            <text:p>1115</text:p>
          </table:table-cell>
          <table:table-cell table:formula="of:=[.V12] + FLOOR(([.$C$1] + FLOOR([.V12]/[.$D$1]; 1; 0))*(MIN([.$F$1]; [.$E$1]+[.V$2]))/[.$F$1]; 1; 0)" office:value-type="float" office:value="1115" calcext:value-type="float">
            <text:p>1115</text:p>
          </table:table-cell>
          <table:table-cell table:formula="of:=[.W12] + FLOOR(([.$C$1] + FLOOR([.W12]/[.$D$1]; 1; 0))*(MIN([.$F$1]; [.$E$1]+[.W$2]))/[.$F$1]; 1; 0)" office:value-type="float" office:value="1115" calcext:value-type="float">
            <text:p>1115</text:p>
          </table:table-cell>
          <table:table-cell table:formula="of:=[.X12] + FLOOR(([.$C$1] + FLOOR([.X12]/[.$D$1]; 1; 0))*(MIN([.$F$1]; [.$E$1]+[.X$2]))/[.$F$1]; 1; 0)" office:value-type="float" office:value="1115" calcext:value-type="float">
            <text:p>1115</text:p>
          </table:table-cell>
          <table:table-cell table:formula="of:=[.Y12] + FLOOR(([.$C$1] + FLOOR([.Y12]/[.$D$1]; 1; 0))*(MIN([.$F$1]; [.$E$1]+[.Y$2]))/[.$F$1]; 1; 0)" office:value-type="float" office:value="1115" calcext:value-type="float">
            <text:p>1115</text:p>
          </table:table-cell>
          <table:table-cell table:number-columns-repeated="1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3"/>
          <table:table-cell table:style-name="Default" table:number-columns-repeated="2"/>
          <table:table-cell table:number-columns-repeated="21"/>
        </table:table-row>
        <table:table-row table:style-name="ro1">
          <table:table-cell table:number-columns-repeated="2"/>
          <table:table-cell table:style-name="ce2"/>
          <table:table-cell table:number-columns-repeated="13"/>
          <table:table-cell table:style-name="Default" table:number-columns-repeated="2"/>
          <table:table-cell table:number-columns-repeated="21"/>
        </table:table-row>
        <table:table-row table:style-name="ro1">
          <table:table-cell table:number-columns-repeated="2"/>
          <table:table-cell table:style-name="Default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2"/>
          <table:table-cell table:style-name="Default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Anger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  <table:table-cell table:number-columns-repeated="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5" office:value-type="float" office:value="0" calcext:value-type="float">
            <text:p>0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19] + [.$C$17] + FLOOR([.B19]/[.$D$17]; 1; 0)" office:value-type="float" office:value="5" calcext:value-type="float">
            <text:p>5</text:p>
          </table:table-cell>
          <table:table-cell/>
          <table:table-cell table:formula="of:=[.D19] + FLOOR(([.$C$17] + FLOOR([.D19]/[.$D$17]; 1; 0))*(25+[.D$18])/150; 1; 0)" office:value-type="float" office:value="1" calcext:value-type="float">
            <text:p>1</text:p>
          </table:table-cell>
          <table:table-cell table:formula="of:=[.E19] + FLOOR(([.$C$17] + FLOOR([.E19]/[.$D$17]; 1; 0))*(25+[.E$18])/150; 1; 0)" office:value-type="float" office:value="1" calcext:value-type="float">
            <text:p>1</text:p>
          </table:table-cell>
          <table:table-cell table:formula="of:=[.F19] + FLOOR(([.$C$17] + FLOOR([.F19]/[.$D$17]; 1; 0))*(25+[.F$18])/150; 1; 0)" office:value-type="float" office:value="1" calcext:value-type="float">
            <text:p>1</text:p>
          </table:table-cell>
          <table:table-cell table:formula="of:=[.G19] + FLOOR(([.$C$17] + FLOOR([.G19]/[.$D$17]; 1; 0))*(25+[.G$18])/150; 1; 0)" office:value-type="float" office:value="2" calcext:value-type="float">
            <text:p>2</text:p>
          </table:table-cell>
          <table:table-cell table:formula="of:=[.H19] + FLOOR(([.$C$17] + FLOOR([.H19]/[.$D$17]; 1; 0))*(25+[.H$18])/150; 1; 0)" office:value-type="float" office:value="2" calcext:value-type="float">
            <text:p>2</text:p>
          </table:table-cell>
          <table:table-cell table:formula="of:=[.I19] + FLOOR(([.$C$17] + FLOOR([.I19]/[.$D$17]; 1; 0))*(25+[.I$18])/150; 1; 0)" office:value-type="float" office:value="2" calcext:value-type="float">
            <text:p>2</text:p>
          </table:table-cell>
          <table:table-cell table:formula="of:=[.J19] + FLOOR(([.$C$17] + FLOOR([.J19]/[.$D$17]; 1; 0))*(25+[.J$18])/150; 1; 0)" office:value-type="float" office:value="3" calcext:value-type="float">
            <text:p>3</text:p>
          </table:table-cell>
          <table:table-cell table:formula="of:=[.K19] + FLOOR(([.$C$17] + FLOOR([.K19]/[.$D$17]; 1; 0))*(25+[.K$18])/150; 1; 0)" office:value-type="float" office:value="3" calcext:value-type="float">
            <text:p>3</text:p>
          </table:table-cell>
          <table:table-cell table:formula="of:=[.L19] + FLOOR(([.$C$17] + FLOOR([.L19]/[.$D$17]; 1; 0))*(25+[.L$18])/150; 1; 0)" office:value-type="float" office:value="3" calcext:value-type="float">
            <text:p>3</text:p>
          </table:table-cell>
          <table:table-cell table:formula="of:=[.M19] + FLOOR(([.$C$17] + FLOOR([.M19]/[.$D$17]; 1; 0))*(25+[.M$18])/150; 1; 0)" office:value-type="float" office:value="4" calcext:value-type="float">
            <text:p>4</text:p>
          </table:table-cell>
          <table:table-cell table:formula="of:=[.N19] + FLOOR(([.$C$17] + FLOOR([.N19]/[.$D$17]; 1; 0))*(25+[.N$18])/150; 1; 0)" office:value-type="float" office:value="4" calcext:value-type="float">
            <text:p>4</text:p>
          </table:table-cell>
          <table:table-cell table:formula="of:=[.O19] + FLOOR(([.$C$17] + FLOOR([.O19]/[.$D$17]; 1; 0))*(25+[.O$18])/150; 1; 0)" office:value-type="float" office:value="4" calcext:value-type="float">
            <text:p>4</text:p>
          </table:table-cell>
          <table:table-cell table:formula="of:=[.P19] + FLOOR(([.$C$17] + FLOOR([.P19]/[.$D$17]; 1; 0))*(25+[.P$18])/150; 1; 0)" office:value-type="float" office:value="5" calcext:value-type="float">
            <text:p>5</text:p>
          </table:table-cell>
          <table:table-cell table:formula="of:=[.Q19] + FLOOR(([.$C$17] + FLOOR([.Q19]/[.$D$17]; 1; 0))*(25+[.Q$18])/150; 1; 0)" office:value-type="float" office:value="5" calcext:value-type="float">
            <text:p>5</text:p>
          </table:table-cell>
          <table:table-cell table:formula="of:=[.R19] + FLOOR(([.$C$17] + FLOOR([.R19]/[.$D$17]; 1; 0))*(25+[.R$18])/150; 1; 0)" office:value-type="float" office:value="5" calcext:value-type="float">
            <text:p>5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0] + [.$C$17] + FLOOR([.B20]/[.$D$17]; 1; 0)" office:value-type="float" office:value="11" calcext:value-type="float">
            <text:p>11</text:p>
          </table:table-cell>
          <table:table-cell/>
          <table:table-cell table:formula="of:=[.D20] + FLOOR(([.$C$17] + FLOOR([.D20]/[.$D$17]; 1; 0))*(25+[.D$18])/150; 1; 0)" office:value-type="float" office:value="2" calcext:value-type="float">
            <text:p>2</text:p>
          </table:table-cell>
          <table:table-cell table:formula="of:=[.E20] + FLOOR(([.$C$17] + FLOOR([.E20]/[.$D$17]; 1; 0))*(25+[.E$18])/150; 1; 0)" office:value-type="float" office:value="2" calcext:value-type="float">
            <text:p>2</text:p>
          </table:table-cell>
          <table:table-cell table:formula="of:=[.F20] + FLOOR(([.$C$17] + FLOOR([.F20]/[.$D$17]; 1; 0))*(25+[.F$18])/150; 1; 0)" office:value-type="float" office:value="2" calcext:value-type="float">
            <text:p>2</text:p>
          </table:table-cell>
          <table:table-cell table:formula="of:=[.G20] + FLOOR(([.$C$17] + FLOOR([.G20]/[.$D$17]; 1; 0))*(25+[.G$18])/150; 1; 0)" office:value-type="float" office:value="4" calcext:value-type="float">
            <text:p>4</text:p>
          </table:table-cell>
          <table:table-cell table:formula="of:=[.H20] + FLOOR(([.$C$17] + FLOOR([.H20]/[.$D$17]; 1; 0))*(25+[.H$18])/150; 1; 0)" office:value-type="float" office:value="4" calcext:value-type="float">
            <text:p>4</text:p>
          </table:table-cell>
          <table:table-cell table:formula="of:=[.I20] + FLOOR(([.$C$17] + FLOOR([.I20]/[.$D$17]; 1; 0))*(25+[.I$18])/150; 1; 0)" office:value-type="float" office:value="4" calcext:value-type="float">
            <text:p>4</text:p>
          </table:table-cell>
          <table:table-cell table:formula="of:=[.J20] + FLOOR(([.$C$17] + FLOOR([.J20]/[.$D$17]; 1; 0))*(25+[.J$18])/150; 1; 0)" office:value-type="float" office:value="6" calcext:value-type="float">
            <text:p>6</text:p>
          </table:table-cell>
          <table:table-cell table:formula="of:=[.K20] + FLOOR(([.$C$17] + FLOOR([.K20]/[.$D$17]; 1; 0))*(25+[.K$18])/150; 1; 0)" office:value-type="float" office:value="6" calcext:value-type="float">
            <text:p>6</text:p>
          </table:table-cell>
          <table:table-cell table:formula="of:=[.L20] + FLOOR(([.$C$17] + FLOOR([.L20]/[.$D$17]; 1; 0))*(25+[.L$18])/150; 1; 0)" office:value-type="float" office:value="6" calcext:value-type="float">
            <text:p>6</text:p>
          </table:table-cell>
          <table:table-cell table:formula="of:=[.M20] + FLOOR(([.$C$17] + FLOOR([.M20]/[.$D$17]; 1; 0))*(25+[.M$18])/150; 1; 0)" office:value-type="float" office:value="9" calcext:value-type="float">
            <text:p>9</text:p>
          </table:table-cell>
          <table:table-cell table:formula="of:=[.N20] + FLOOR(([.$C$17] + FLOOR([.N20]/[.$D$17]; 1; 0))*(25+[.N$18])/150; 1; 0)" office:value-type="float" office:value="9" calcext:value-type="float">
            <text:p>9</text:p>
          </table:table-cell>
          <table:table-cell table:formula="of:=[.O20] + FLOOR(([.$C$17] + FLOOR([.O20]/[.$D$17]; 1; 0))*(25+[.O$18])/150; 1; 0)" office:value-type="float" office:value="9" calcext:value-type="float">
            <text:p>9</text:p>
          </table:table-cell>
          <table:table-cell table:formula="of:=[.P20] + FLOOR(([.$C$17] + FLOOR([.P20]/[.$D$17]; 1; 0))*(25+[.P$18])/150; 1; 0)" office:value-type="float" office:value="11" calcext:value-type="float">
            <text:p>11</text:p>
          </table:table-cell>
          <table:table-cell table:formula="of:=[.Q20] + FLOOR(([.$C$17] + FLOOR([.Q20]/[.$D$17]; 1; 0))*(25+[.Q$18])/150; 1; 0)" office:value-type="float" office:value="11" calcext:value-type="float">
            <text:p>11</text:p>
          </table:table-cell>
          <table:table-cell table:formula="of:=[.R20] + FLOOR(([.$C$17] + FLOOR([.R20]/[.$D$17]; 1; 0))*(25+[.R$18])/150; 1; 0)" office:value-type="float" office:value="12" calcext:value-type="float">
            <text:p>12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1] + [.$C$17] + FLOOR([.B21]/[.$D$17]; 1; 0)" office:value-type="float" office:value="18" calcext:value-type="float">
            <text:p>18</text:p>
          </table:table-cell>
          <table:table-cell/>
          <table:table-cell table:formula="of:=[.D21] + FLOOR(([.$C$17] + FLOOR([.D21]/[.$D$17]; 1; 0))*(25+[.D$18])/150; 1; 0)" office:value-type="float" office:value="3" calcext:value-type="float">
            <text:p>3</text:p>
          </table:table-cell>
          <table:table-cell table:formula="of:=[.E21] + FLOOR(([.$C$17] + FLOOR([.E21]/[.$D$17]; 1; 0))*(25+[.E$18])/150; 1; 0)" office:value-type="float" office:value="3" calcext:value-type="float">
            <text:p>3</text:p>
          </table:table-cell>
          <table:table-cell table:formula="of:=[.F21] + FLOOR(([.$C$17] + FLOOR([.F21]/[.$D$17]; 1; 0))*(25+[.F$18])/150; 1; 0)" office:value-type="float" office:value="3" calcext:value-type="float">
            <text:p>3</text:p>
          </table:table-cell>
          <table:table-cell table:formula="of:=[.G21] + FLOOR(([.$C$17] + FLOOR([.G21]/[.$D$17]; 1; 0))*(25+[.G$18])/150; 1; 0)" office:value-type="float" office:value="6" calcext:value-type="float">
            <text:p>6</text:p>
          </table:table-cell>
          <table:table-cell table:formula="of:=[.H21] + FLOOR(([.$C$17] + FLOOR([.H21]/[.$D$17]; 1; 0))*(25+[.H$18])/150; 1; 0)" office:value-type="float" office:value="7" calcext:value-type="float">
            <text:p>7</text:p>
          </table:table-cell>
          <table:table-cell table:formula="of:=[.I21] + FLOOR(([.$C$17] + FLOOR([.I21]/[.$D$17]; 1; 0))*(25+[.I$18])/150; 1; 0)" office:value-type="float" office:value="7" calcext:value-type="float">
            <text:p>7</text:p>
          </table:table-cell>
          <table:table-cell table:formula="of:=[.J21] + FLOOR(([.$C$17] + FLOOR([.J21]/[.$D$17]; 1; 0))*(25+[.J$18])/150; 1; 0)" office:value-type="float" office:value="9" calcext:value-type="float">
            <text:p>9</text:p>
          </table:table-cell>
          <table:table-cell table:formula="of:=[.K21] + FLOOR(([.$C$17] + FLOOR([.K21]/[.$D$17]; 1; 0))*(25+[.K$18])/150; 1; 0)" office:value-type="float" office:value="10" calcext:value-type="float">
            <text:p>10</text:p>
          </table:table-cell>
          <table:table-cell table:formula="of:=[.L21] + FLOOR(([.$C$17] + FLOOR([.L21]/[.$D$17]; 1; 0))*(25+[.L$18])/150; 1; 0)" office:value-type="float" office:value="10" calcext:value-type="float">
            <text:p>10</text:p>
          </table:table-cell>
          <table:table-cell table:formula="of:=[.M21] + FLOOR(([.$C$17] + FLOOR([.M21]/[.$D$17]; 1; 0))*(25+[.M$18])/150; 1; 0)" office:value-type="float" office:value="14" calcext:value-type="float">
            <text:p>14</text:p>
          </table:table-cell>
          <table:table-cell table:formula="of:=[.N21] + FLOOR(([.$C$17] + FLOOR([.N21]/[.$D$17]; 1; 0))*(25+[.N$18])/150; 1; 0)" office:value-type="float" office:value="15" calcext:value-type="float">
            <text:p>15</text:p>
          </table:table-cell>
          <table:table-cell table:formula="of:=[.O21] + FLOOR(([.$C$17] + FLOOR([.O21]/[.$D$17]; 1; 0))*(25+[.O$18])/150; 1; 0)" office:value-type="float" office:value="15" calcext:value-type="float">
            <text:p>15</text:p>
          </table:table-cell>
          <table:table-cell table:formula="of:=[.P21] + FLOOR(([.$C$17] + FLOOR([.P21]/[.$D$17]; 1; 0))*(25+[.P$18])/150; 1; 0)" office:value-type="float" office:value="18" calcext:value-type="float">
            <text:p>18</text:p>
          </table:table-cell>
          <table:table-cell table:formula="of:=[.Q21] + FLOOR(([.$C$17] + FLOOR([.Q21]/[.$D$17]; 1; 0))*(25+[.Q$18])/150; 1; 0)" office:value-type="float" office:value="18" calcext:value-type="float">
            <text:p>18</text:p>
          </table:table-cell>
          <table:table-cell table:formula="of:=[.R21] + FLOOR(([.$C$17] + FLOOR([.R21]/[.$D$17]; 1; 0))*(25+[.R$18])/150; 1; 0)" office:value-type="float" office:value="21" calcext:value-type="float">
            <text:p>21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2] + [.$C$17] + FLOOR([.B22]/[.$D$17]; 1; 0)" office:value-type="float" office:value="27" calcext:value-type="float">
            <text:p>27</text:p>
          </table:table-cell>
          <table:table-cell/>
          <table:table-cell table:formula="of:=[.D22] + FLOOR(([.$C$17] + FLOOR([.D22]/[.$D$17]; 1; 0))*(25+[.D$18])/150; 1; 0)" office:value-type="float" office:value="4" calcext:value-type="float">
            <text:p>4</text:p>
          </table:table-cell>
          <table:table-cell table:formula="of:=[.E22] + FLOOR(([.$C$17] + FLOOR([.E22]/[.$D$17]; 1; 0))*(25+[.E$18])/150; 1; 0)" office:value-type="float" office:value="4" calcext:value-type="float">
            <text:p>4</text:p>
          </table:table-cell>
          <table:table-cell table:formula="of:=[.F22] + FLOOR(([.$C$17] + FLOOR([.F22]/[.$D$17]; 1; 0))*(25+[.F$18])/150; 1; 0)" office:value-type="float" office:value="4" calcext:value-type="float">
            <text:p>4</text:p>
          </table:table-cell>
          <table:table-cell table:formula="of:=[.G22] + FLOOR(([.$C$17] + FLOOR([.G22]/[.$D$17]; 1; 0))*(25+[.G$18])/150; 1; 0)" office:value-type="float" office:value="8" calcext:value-type="float">
            <text:p>8</text:p>
          </table:table-cell>
          <table:table-cell table:formula="of:=[.H22] + FLOOR(([.$C$17] + FLOOR([.H22]/[.$D$17]; 1; 0))*(25+[.H$18])/150; 1; 0)" office:value-type="float" office:value="10" calcext:value-type="float">
            <text:p>10</text:p>
          </table:table-cell>
          <table:table-cell table:formula="of:=[.I22] + FLOOR(([.$C$17] + FLOOR([.I22]/[.$D$17]; 1; 0))*(25+[.I$18])/150; 1; 0)" office:value-type="float" office:value="10" calcext:value-type="float">
            <text:p>10</text:p>
          </table:table-cell>
          <table:table-cell table:formula="of:=[.J22] + FLOOR(([.$C$17] + FLOOR([.J22]/[.$D$17]; 1; 0))*(25+[.J$18])/150; 1; 0)" office:value-type="float" office:value="13" calcext:value-type="float">
            <text:p>13</text:p>
          </table:table-cell>
          <table:table-cell table:formula="of:=[.K22] + FLOOR(([.$C$17] + FLOOR([.K22]/[.$D$17]; 1; 0))*(25+[.K$18])/150; 1; 0)" office:value-type="float" office:value="14" calcext:value-type="float">
            <text:p>14</text:p>
          </table:table-cell>
          <table:table-cell table:formula="of:=[.L22] + FLOOR(([.$C$17] + FLOOR([.L22]/[.$D$17]; 1; 0))*(25+[.L$18])/150; 1; 0)" office:value-type="float" office:value="15" calcext:value-type="float">
            <text:p>15</text:p>
          </table:table-cell>
          <table:table-cell table:formula="of:=[.M22] + FLOOR(([.$C$17] + FLOOR([.M22]/[.$D$17]; 1; 0))*(25+[.M$18])/150; 1; 0)" office:value-type="float" office:value="20" calcext:value-type="float">
            <text:p>20</text:p>
          </table:table-cell>
          <table:table-cell table:formula="of:=[.N22] + FLOOR(([.$C$17] + FLOOR([.N22]/[.$D$17]; 1; 0))*(25+[.N$18])/150; 1; 0)" office:value-type="float" office:value="22" calcext:value-type="float">
            <text:p>22</text:p>
          </table:table-cell>
          <table:table-cell table:formula="of:=[.O22] + FLOOR(([.$C$17] + FLOOR([.O22]/[.$D$17]; 1; 0))*(25+[.O$18])/150; 1; 0)" office:value-type="float" office:value="22" calcext:value-type="float">
            <text:p>22</text:p>
          </table:table-cell>
          <table:table-cell table:formula="of:=[.P22] + FLOOR(([.$C$17] + FLOOR([.P22]/[.$D$17]; 1; 0))*(25+[.P$18])/150; 1; 0)" office:value-type="float" office:value="27" calcext:value-type="float">
            <text:p>27</text:p>
          </table:table-cell>
          <table:table-cell table:formula="of:=[.Q22] + FLOOR(([.$C$17] + FLOOR([.Q22]/[.$D$17]; 1; 0))*(25+[.Q$18])/150; 1; 0)" office:value-type="float" office:value="27" calcext:value-type="float">
            <text:p>27</text:p>
          </table:table-cell>
          <table:table-cell table:formula="of:=[.R22] + FLOOR(([.$C$17] + FLOOR([.R22]/[.$D$17]; 1; 0))*(25+[.R$18])/150; 1; 0)" office:value-type="float" office:value="32" calcext:value-type="float">
            <text:p>32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3] + [.$C$17] + FLOOR([.B23]/[.$D$17]; 1; 0)" office:value-type="float" office:value="38" calcext:value-type="float">
            <text:p>38</text:p>
          </table:table-cell>
          <table:table-cell/>
          <table:table-cell table:formula="of:=[.D23] + FLOOR(([.$C$17] + FLOOR([.D23]/[.$D$17]; 1; 0))*(25+[.D$18])/150; 1; 0)" office:value-type="float" office:value="5" calcext:value-type="float">
            <text:p>5</text:p>
          </table:table-cell>
          <table:table-cell table:formula="of:=[.E23] + FLOOR(([.$C$17] + FLOOR([.E23]/[.$D$17]; 1; 0))*(25+[.E$18])/150; 1; 0)" office:value-type="float" office:value="5" calcext:value-type="float">
            <text:p>5</text:p>
          </table:table-cell>
          <table:table-cell table:formula="of:=[.F23] + FLOOR(([.$C$17] + FLOOR([.F23]/[.$D$17]; 1; 0))*(25+[.F$18])/150; 1; 0)" office:value-type="float" office:value="6" calcext:value-type="float">
            <text:p>6</text:p>
          </table:table-cell>
          <table:table-cell table:formula="of:=[.G23] + FLOOR(([.$C$17] + FLOOR([.G23]/[.$D$17]; 1; 0))*(25+[.G$18])/150; 1; 0)" office:value-type="float" office:value="11" calcext:value-type="float">
            <text:p>11</text:p>
          </table:table-cell>
          <table:table-cell table:formula="of:=[.H23] + FLOOR(([.$C$17] + FLOOR([.H23]/[.$D$17]; 1; 0))*(25+[.H$18])/150; 1; 0)" office:value-type="float" office:value="13" calcext:value-type="float">
            <text:p>13</text:p>
          </table:table-cell>
          <table:table-cell table:formula="of:=[.I23] + FLOOR(([.$C$17] + FLOOR([.I23]/[.$D$17]; 1; 0))*(25+[.I$18])/150; 1; 0)" office:value-type="float" office:value="13" calcext:value-type="float">
            <text:p>13</text:p>
          </table:table-cell>
          <table:table-cell table:formula="of:=[.J23] + FLOOR(([.$C$17] + FLOOR([.J23]/[.$D$17]; 1; 0))*(25+[.J$18])/150; 1; 0)" office:value-type="float" office:value="18" calcext:value-type="float">
            <text:p>18</text:p>
          </table:table-cell>
          <table:table-cell table:formula="of:=[.K23] + FLOOR(([.$C$17] + FLOOR([.K23]/[.$D$17]; 1; 0))*(25+[.K$18])/150; 1; 0)" office:value-type="float" office:value="19" calcext:value-type="float">
            <text:p>19</text:p>
          </table:table-cell>
          <table:table-cell table:formula="of:=[.L23] + FLOOR(([.$C$17] + FLOOR([.L23]/[.$D$17]; 1; 0))*(25+[.L$18])/150; 1; 0)" office:value-type="float" office:value="21" calcext:value-type="float">
            <text:p>21</text:p>
          </table:table-cell>
          <table:table-cell table:formula="of:=[.M23] + FLOOR(([.$C$17] + FLOOR([.M23]/[.$D$17]; 1; 0))*(25+[.M$18])/150; 1; 0)" office:value-type="float" office:value="28" calcext:value-type="float">
            <text:p>28</text:p>
          </table:table-cell>
          <table:table-cell table:formula="of:=[.N23] + FLOOR(([.$C$17] + FLOOR([.N23]/[.$D$17]; 1; 0))*(25+[.N$18])/150; 1; 0)" office:value-type="float" office:value="31" calcext:value-type="float">
            <text:p>31</text:p>
          </table:table-cell>
          <table:table-cell table:formula="of:=[.O23] + FLOOR(([.$C$17] + FLOOR([.O23]/[.$D$17]; 1; 0))*(25+[.O$18])/150; 1; 0)" office:value-type="float" office:value="31" calcext:value-type="float">
            <text:p>31</text:p>
          </table:table-cell>
          <table:table-cell table:formula="of:=[.P23] + FLOOR(([.$C$17] + FLOOR([.P23]/[.$D$17]; 1; 0))*(25+[.P$18])/150; 1; 0)" office:value-type="float" office:value="38" calcext:value-type="float">
            <text:p>38</text:p>
          </table:table-cell>
          <table:table-cell table:formula="of:=[.Q23] + FLOOR(([.$C$17] + FLOOR([.Q23]/[.$D$17]; 1; 0))*(25+[.Q$18])/150; 1; 0)" office:value-type="float" office:value="39" calcext:value-type="float">
            <text:p>39</text:p>
          </table:table-cell>
          <table:table-cell table:formula="of:=[.R23] + FLOOR(([.$C$17] + FLOOR([.R23]/[.$D$17]; 1; 0))*(25+[.R$18])/150; 1; 0)" office:value-type="float" office:value="47" calcext:value-type="float">
            <text:p>47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4] + [.$C$17] + FLOOR([.B24]/[.$D$17]; 1; 0)" office:value-type="float" office:value="52" calcext:value-type="float">
            <text:p>52</text:p>
          </table:table-cell>
          <table:table-cell/>
          <table:table-cell table:formula="of:=[.D24] + FLOOR(([.$C$17] + FLOOR([.D24]/[.$D$17]; 1; 0))*(25+[.D$18])/150; 1; 0)" office:value-type="float" office:value="6" calcext:value-type="float">
            <text:p>6</text:p>
          </table:table-cell>
          <table:table-cell table:formula="of:=[.E24] + FLOOR(([.$C$17] + FLOOR([.E24]/[.$D$17]; 1; 0))*(25+[.E$18])/150; 1; 0)" office:value-type="float" office:value="6" calcext:value-type="float">
            <text:p>6</text:p>
          </table:table-cell>
          <table:table-cell table:formula="of:=[.F24] + FLOOR(([.$C$17] + FLOOR([.F24]/[.$D$17]; 1; 0))*(25+[.F$18])/150; 1; 0)" office:value-type="float" office:value="8" calcext:value-type="float">
            <text:p>8</text:p>
          </table:table-cell>
          <table:table-cell table:formula="of:=[.G24] + FLOOR(([.$C$17] + FLOOR([.G24]/[.$D$17]; 1; 0))*(25+[.G$18])/150; 1; 0)" office:value-type="float" office:value="14" calcext:value-type="float">
            <text:p>14</text:p>
          </table:table-cell>
          <table:table-cell table:formula="of:=[.H24] + FLOOR(([.$C$17] + FLOOR([.H24]/[.$D$17]; 1; 0))*(25+[.H$18])/150; 1; 0)" office:value-type="float" office:value="17" calcext:value-type="float">
            <text:p>17</text:p>
          </table:table-cell>
          <table:table-cell table:formula="of:=[.I24] + FLOOR(([.$C$17] + FLOOR([.I24]/[.$D$17]; 1; 0))*(25+[.I$18])/150; 1; 0)" office:value-type="float" office:value="17" calcext:value-type="float">
            <text:p>17</text:p>
          </table:table-cell>
          <table:table-cell table:formula="of:=[.J24] + FLOOR(([.$C$17] + FLOOR([.J24]/[.$D$17]; 1; 0))*(25+[.J$18])/150; 1; 0)" office:value-type="float" office:value="23" calcext:value-type="float">
            <text:p>23</text:p>
          </table:table-cell>
          <table:table-cell table:formula="of:=[.K24] + FLOOR(([.$C$17] + FLOOR([.K24]/[.$D$17]; 1; 0))*(25+[.K$18])/150; 1; 0)" office:value-type="float" office:value="25" calcext:value-type="float">
            <text:p>25</text:p>
          </table:table-cell>
          <table:table-cell table:formula="of:=[.L24] + FLOOR(([.$C$17] + FLOOR([.L24]/[.$D$17]; 1; 0))*(25+[.L$18])/150; 1; 0)" office:value-type="float" office:value="28" calcext:value-type="float">
            <text:p>28</text:p>
          </table:table-cell>
          <table:table-cell table:formula="of:=[.M24] + FLOOR(([.$C$17] + FLOOR([.M24]/[.$D$17]; 1; 0))*(25+[.M$18])/150; 1; 0)" office:value-type="float" office:value="38" calcext:value-type="float">
            <text:p>38</text:p>
          </table:table-cell>
          <table:table-cell table:formula="of:=[.N24] + FLOOR(([.$C$17] + FLOOR([.N24]/[.$D$17]; 1; 0))*(25+[.N$18])/150; 1; 0)" office:value-type="float" office:value="41" calcext:value-type="float">
            <text:p>41</text:p>
          </table:table-cell>
          <table:table-cell table:formula="of:=[.O24] + FLOOR(([.$C$17] + FLOOR([.O24]/[.$D$17]; 1; 0))*(25+[.O$18])/150; 1; 0)" office:value-type="float" office:value="42" calcext:value-type="float">
            <text:p>42</text:p>
          </table:table-cell>
          <table:table-cell table:formula="of:=[.P24] + FLOOR(([.$C$17] + FLOOR([.P24]/[.$D$17]; 1; 0))*(25+[.P$18])/150; 1; 0)" office:value-type="float" office:value="52" calcext:value-type="float">
            <text:p>52</text:p>
          </table:table-cell>
          <table:table-cell table:formula="of:=[.Q24] + FLOOR(([.$C$17] + FLOOR([.Q24]/[.$D$17]; 1; 0))*(25+[.Q$18])/150; 1; 0)" office:value-type="float" office:value="54" calcext:value-type="float">
            <text:p>54</text:p>
          </table:table-cell>
          <table:table-cell table:formula="of:=[.R24] + FLOOR(([.$C$17] + FLOOR([.R24]/[.$D$17]; 1; 0))*(25+[.R$18])/150; 1; 0)" office:value-type="float" office:value="65" calcext:value-type="float">
            <text:p>65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5] + [.$C$17] + FLOOR([.B25]/[.$D$17]; 1; 0)" office:value-type="float" office:value="70" calcext:value-type="float">
            <text:p>70</text:p>
          </table:table-cell>
          <table:table-cell/>
          <table:table-cell table:formula="of:=[.D25] + FLOOR(([.$C$17] + FLOOR([.D25]/[.$D$17]; 1; 0))*(25+[.D$18])/150; 1; 0)" office:value-type="float" office:value="7" calcext:value-type="float">
            <text:p>7</text:p>
          </table:table-cell>
          <table:table-cell table:formula="of:=[.E25] + FLOOR(([.$C$17] + FLOOR([.E25]/[.$D$17]; 1; 0))*(25+[.E$18])/150; 1; 0)" office:value-type="float" office:value="7" calcext:value-type="float">
            <text:p>7</text:p>
          </table:table-cell>
          <table:table-cell table:formula="of:=[.F25] + FLOOR(([.$C$17] + FLOOR([.F25]/[.$D$17]; 1; 0))*(25+[.F$18])/150; 1; 0)" office:value-type="float" office:value="10" calcext:value-type="float">
            <text:p>10</text:p>
          </table:table-cell>
          <table:table-cell table:formula="of:=[.G25] + FLOOR(([.$C$17] + FLOOR([.G25]/[.$D$17]; 1; 0))*(25+[.G$18])/150; 1; 0)" office:value-type="float" office:value="17" calcext:value-type="float">
            <text:p>17</text:p>
          </table:table-cell>
          <table:table-cell table:formula="of:=[.H25] + FLOOR(([.$C$17] + FLOOR([.H25]/[.$D$17]; 1; 0))*(25+[.H$18])/150; 1; 0)" office:value-type="float" office:value="21" calcext:value-type="float">
            <text:p>21</text:p>
          </table:table-cell>
          <table:table-cell table:formula="of:=[.I25] + FLOOR(([.$C$17] + FLOOR([.I25]/[.$D$17]; 1; 0))*(25+[.I$18])/150; 1; 0)" office:value-type="float" office:value="22" calcext:value-type="float">
            <text:p>22</text:p>
          </table:table-cell>
          <table:table-cell table:formula="of:=[.J25] + FLOOR(([.$C$17] + FLOOR([.J25]/[.$D$17]; 1; 0))*(25+[.J$18])/150; 1; 0)" office:value-type="float" office:value="29" calcext:value-type="float">
            <text:p>29</text:p>
          </table:table-cell>
          <table:table-cell table:formula="of:=[.K25] + FLOOR(([.$C$17] + FLOOR([.K25]/[.$D$17]; 1; 0))*(25+[.K$18])/150; 1; 0)" office:value-type="float" office:value="32" calcext:value-type="float">
            <text:p>32</text:p>
          </table:table-cell>
          <table:table-cell table:formula="of:=[.L25] + FLOOR(([.$C$17] + FLOOR([.L25]/[.$D$17]; 1; 0))*(25+[.L$18])/150; 1; 0)" office:value-type="float" office:value="37" calcext:value-type="float">
            <text:p>37</text:p>
          </table:table-cell>
          <table:table-cell table:formula="of:=[.M25] + FLOOR(([.$C$17] + FLOOR([.M25]/[.$D$17]; 1; 0))*(25+[.M$18])/150; 1; 0)" office:value-type="float" office:value="49" calcext:value-type="float">
            <text:p>49</text:p>
          </table:table-cell>
          <table:table-cell table:formula="of:=[.N25] + FLOOR(([.$C$17] + FLOOR([.N25]/[.$D$17]; 1; 0))*(25+[.N$18])/150; 1; 0)" office:value-type="float" office:value="54" calcext:value-type="float">
            <text:p>54</text:p>
          </table:table-cell>
          <table:table-cell table:formula="of:=[.O25] + FLOOR(([.$C$17] + FLOOR([.O25]/[.$D$17]; 1; 0))*(25+[.O$18])/150; 1; 0)" office:value-type="float" office:value="56" calcext:value-type="float">
            <text:p>56</text:p>
          </table:table-cell>
          <table:table-cell table:formula="of:=[.P25] + FLOOR(([.$C$17] + FLOOR([.P25]/[.$D$17]; 1; 0))*(25+[.P$18])/150; 1; 0)" office:value-type="float" office:value="70" calcext:value-type="float">
            <text:p>70</text:p>
          </table:table-cell>
          <table:table-cell table:formula="of:=[.Q25] + FLOOR(([.$C$17] + FLOOR([.Q25]/[.$D$17]; 1; 0))*(25+[.Q$18])/150; 1; 0)" office:value-type="float" office:value="73" calcext:value-type="float">
            <text:p>73</text:p>
          </table:table-cell>
          <table:table-cell table:formula="of:=[.R25] + FLOOR(([.$C$17] + FLOOR([.R25]/[.$D$17]; 1; 0))*(25+[.R$18])/150; 1; 0)" office:value-type="float" office:value="89" calcext:value-type="float">
            <text:p>89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6] + [.$C$17] + FLOOR([.B26]/[.$D$17]; 1; 0)" office:value-type="float" office:value="92" calcext:value-type="float">
            <text:p>92</text:p>
          </table:table-cell>
          <table:table-cell/>
          <table:table-cell table:formula="of:=[.D26] + FLOOR(([.$C$17] + FLOOR([.D26]/[.$D$17]; 1; 0))*(25+[.D$18])/150; 1; 0)" office:value-type="float" office:value="8" calcext:value-type="float">
            <text:p>8</text:p>
          </table:table-cell>
          <table:table-cell table:formula="of:=[.E26] + FLOOR(([.$C$17] + FLOOR([.E26]/[.$D$17]; 1; 0))*(25+[.E$18])/150; 1; 0)" office:value-type="float" office:value="8" calcext:value-type="float">
            <text:p>8</text:p>
          </table:table-cell>
          <table:table-cell table:formula="of:=[.F26] + FLOOR(([.$C$17] + FLOOR([.F26]/[.$D$17]; 1; 0))*(25+[.F$18])/150; 1; 0)" office:value-type="float" office:value="12" calcext:value-type="float">
            <text:p>12</text:p>
          </table:table-cell>
          <table:table-cell table:formula="of:=[.G26] + FLOOR(([.$C$17] + FLOOR([.G26]/[.$D$17]; 1; 0))*(25+[.G$18])/150; 1; 0)" office:value-type="float" office:value="20" calcext:value-type="float">
            <text:p>20</text:p>
          </table:table-cell>
          <table:table-cell table:formula="of:=[.H26] + FLOOR(([.$C$17] + FLOOR([.H26]/[.$D$17]; 1; 0))*(25+[.H$18])/150; 1; 0)" office:value-type="float" office:value="26" calcext:value-type="float">
            <text:p>26</text:p>
          </table:table-cell>
          <table:table-cell table:formula="of:=[.I26] + FLOOR(([.$C$17] + FLOOR([.I26]/[.$D$17]; 1; 0))*(25+[.I$18])/150; 1; 0)" office:value-type="float" office:value="27" calcext:value-type="float">
            <text:p>27</text:p>
          </table:table-cell>
          <table:table-cell table:formula="of:=[.J26] + FLOOR(([.$C$17] + FLOOR([.J26]/[.$D$17]; 1; 0))*(25+[.J$18])/150; 1; 0)" office:value-type="float" office:value="36" calcext:value-type="float">
            <text:p>36</text:p>
          </table:table-cell>
          <table:table-cell table:formula="of:=[.K26] + FLOOR(([.$C$17] + FLOOR([.K26]/[.$D$17]; 1; 0))*(25+[.K$18])/150; 1; 0)" office:value-type="float" office:value="41" calcext:value-type="float">
            <text:p>41</text:p>
          </table:table-cell>
          <table:table-cell table:formula="of:=[.L26] + FLOOR(([.$C$17] + FLOOR([.L26]/[.$D$17]; 1; 0))*(25+[.L$18])/150; 1; 0)" office:value-type="float" office:value="47" calcext:value-type="float">
            <text:p>47</text:p>
          </table:table-cell>
          <table:table-cell table:formula="of:=[.M26] + FLOOR(([.$C$17] + FLOOR([.M26]/[.$D$17]; 1; 0))*(25+[.M$18])/150; 1; 0)" office:value-type="float" office:value="63" calcext:value-type="float">
            <text:p>63</text:p>
          </table:table-cell>
          <table:table-cell table:formula="of:=[.N26] + FLOOR(([.$C$17] + FLOOR([.N26]/[.$D$17]; 1; 0))*(25+[.N$18])/150; 1; 0)" office:value-type="float" office:value="70" calcext:value-type="float">
            <text:p>70</text:p>
          </table:table-cell>
          <table:table-cell table:formula="of:=[.O26] + FLOOR(([.$C$17] + FLOOR([.O26]/[.$D$17]; 1; 0))*(25+[.O$18])/150; 1; 0)" office:value-type="float" office:value="74" calcext:value-type="float">
            <text:p>74</text:p>
          </table:table-cell>
          <table:table-cell table:formula="of:=[.P26] + FLOOR(([.$C$17] + FLOOR([.P26]/[.$D$17]; 1; 0))*(25+[.P$18])/150; 1; 0)" office:value-type="float" office:value="92" calcext:value-type="float">
            <text:p>92</text:p>
          </table:table-cell>
          <table:table-cell table:formula="of:=[.Q26] + FLOOR(([.$C$17] + FLOOR([.Q26]/[.$D$17]; 1; 0))*(25+[.Q$18])/150; 1; 0)" office:value-type="float" office:value="98" calcext:value-type="float">
            <text:p>98</text:p>
          </table:table-cell>
          <table:table-cell table:formula="of:=[.R26] + FLOOR(([.$C$17] + FLOOR([.R26]/[.$D$17]; 1; 0))*(25+[.R$18])/150; 1; 0)" office:value-type="float" office:value="120" calcext:value-type="float">
            <text:p>120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7] + [.$C$17] + FLOOR([.B27]/[.$D$17]; 1; 0)" office:value-type="float" office:value="120" calcext:value-type="float">
            <text:p>120</text:p>
          </table:table-cell>
          <table:table-cell/>
          <table:table-cell table:formula="of:=[.D27] + FLOOR(([.$C$17] + FLOOR([.D27]/[.$D$17]; 1; 0))*(25+[.D$18])/150; 1; 0)" office:value-type="float" office:value="9" calcext:value-type="float">
            <text:p>9</text:p>
          </table:table-cell>
          <table:table-cell table:formula="of:=[.E27] + FLOOR(([.$C$17] + FLOOR([.E27]/[.$D$17]; 1; 0))*(25+[.E$18])/150; 1; 0)" office:value-type="float" office:value="10" calcext:value-type="float">
            <text:p>10</text:p>
          </table:table-cell>
          <table:table-cell table:formula="of:=[.F27] + FLOOR(([.$C$17] + FLOOR([.F27]/[.$D$17]; 1; 0))*(25+[.F$18])/150; 1; 0)" office:value-type="float" office:value="14" calcext:value-type="float">
            <text:p>14</text:p>
          </table:table-cell>
          <table:table-cell table:formula="of:=[.G27] + FLOOR(([.$C$17] + FLOOR([.G27]/[.$D$17]; 1; 0))*(25+[.G$18])/150; 1; 0)" office:value-type="float" office:value="24" calcext:value-type="float">
            <text:p>24</text:p>
          </table:table-cell>
          <table:table-cell table:formula="of:=[.H27] + FLOOR(([.$C$17] + FLOOR([.H27]/[.$D$17]; 1; 0))*(25+[.H$18])/150; 1; 0)" office:value-type="float" office:value="31" calcext:value-type="float">
            <text:p>31</text:p>
          </table:table-cell>
          <table:table-cell table:formula="of:=[.I27] + FLOOR(([.$C$17] + FLOOR([.I27]/[.$D$17]; 1; 0))*(25+[.I$18])/150; 1; 0)" office:value-type="float" office:value="33" calcext:value-type="float">
            <text:p>33</text:p>
          </table:table-cell>
          <table:table-cell table:formula="of:=[.J27] + FLOOR(([.$C$17] + FLOOR([.J27]/[.$D$17]; 1; 0))*(25+[.J$18])/150; 1; 0)" office:value-type="float" office:value="44" calcext:value-type="float">
            <text:p>44</text:p>
          </table:table-cell>
          <table:table-cell table:formula="of:=[.K27] + FLOOR(([.$C$17] + FLOOR([.K27]/[.$D$17]; 1; 0))*(25+[.K$18])/150; 1; 0)" office:value-type="float" office:value="51" calcext:value-type="float">
            <text:p>51</text:p>
          </table:table-cell>
          <table:table-cell table:formula="of:=[.L27] + FLOOR(([.$C$17] + FLOOR([.L27]/[.$D$17]; 1; 0))*(25+[.L$18])/150; 1; 0)" office:value-type="float" office:value="59" calcext:value-type="float">
            <text:p>59</text:p>
          </table:table-cell>
          <table:table-cell table:formula="of:=[.M27] + FLOOR(([.$C$17] + FLOOR([.M27]/[.$D$17]; 1; 0))*(25+[.M$18])/150; 1; 0)" office:value-type="float" office:value="79" calcext:value-type="float">
            <text:p>79</text:p>
          </table:table-cell>
          <table:table-cell table:formula="of:=[.N27] + FLOOR(([.$C$17] + FLOOR([.N27]/[.$D$17]; 1; 0))*(25+[.N$18])/150; 1; 0)" office:value-type="float" office:value="89" calcext:value-type="float">
            <text:p>89</text:p>
          </table:table-cell>
          <table:table-cell table:formula="of:=[.O27] + FLOOR(([.$C$17] + FLOOR([.O27]/[.$D$17]; 1; 0))*(25+[.O$18])/150; 1; 0)" office:value-type="float" office:value="96" calcext:value-type="float">
            <text:p>96</text:p>
          </table:table-cell>
          <table:table-cell table:formula="of:=[.P27] + FLOOR(([.$C$17] + FLOOR([.P27]/[.$D$17]; 1; 0))*(25+[.P$18])/150; 1; 0)" office:value-type="float" office:value="120" calcext:value-type="float">
            <text:p>120</text:p>
          </table:table-cell>
          <table:table-cell table:formula="of:=[.Q27] + FLOOR(([.$C$17] + FLOOR([.Q27]/[.$D$17]; 1; 0))*(25+[.Q$18])/150; 1; 0)" office:value-type="float" office:value="129" calcext:value-type="float">
            <text:p>129</text:p>
          </table:table-cell>
          <table:table-cell table:formula="of:=[.R27] + FLOOR(([.$C$17] + FLOOR([.R27]/[.$D$17]; 1; 0))*(25+[.R$18])/150; 1; 0)" office:value-type="float" office:value="160" calcext:value-type="float">
            <text:p>160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8] + [.$C$17] + FLOOR([.B28]/[.$D$17]; 1; 0)" office:value-type="float" office:value="155" calcext:value-type="float">
            <text:p>155</text:p>
          </table:table-cell>
          <table:table-cell/>
          <table:table-cell table:formula="of:=[.D28] + FLOOR(([.$C$17] + FLOOR([.D28]/[.$D$17]; 1; 0))*(25+[.D$18])/150; 1; 0)" office:value-type="float" office:value="10" calcext:value-type="float">
            <text:p>10</text:p>
          </table:table-cell>
          <table:table-cell table:formula="of:=[.E28] + FLOOR(([.$C$17] + FLOOR([.E28]/[.$D$17]; 1; 0))*(25+[.E$18])/150; 1; 0)" office:value-type="float" office:value="12" calcext:value-type="float">
            <text:p>12</text:p>
          </table:table-cell>
          <table:table-cell table:formula="of:=[.F28] + FLOOR(([.$C$17] + FLOOR([.F28]/[.$D$17]; 1; 0))*(25+[.F$18])/150; 1; 0)" office:value-type="float" office:value="16" calcext:value-type="float">
            <text:p>16</text:p>
          </table:table-cell>
          <table:table-cell table:formula="of:=[.G28] + FLOOR(([.$C$17] + FLOOR([.G28]/[.$D$17]; 1; 0))*(25+[.G$18])/150; 1; 0)" office:value-type="float" office:value="28" calcext:value-type="float">
            <text:p>28</text:p>
          </table:table-cell>
          <table:table-cell table:formula="of:=[.H28] + FLOOR(([.$C$17] + FLOOR([.H28]/[.$D$17]; 1; 0))*(25+[.H$18])/150; 1; 0)" office:value-type="float" office:value="37" calcext:value-type="float">
            <text:p>37</text:p>
          </table:table-cell>
          <table:table-cell table:formula="of:=[.I28] + FLOOR(([.$C$17] + FLOOR([.I28]/[.$D$17]; 1; 0))*(25+[.I$18])/150; 1; 0)" office:value-type="float" office:value="40" calcext:value-type="float">
            <text:p>40</text:p>
          </table:table-cell>
          <table:table-cell table:formula="of:=[.J28] + FLOOR(([.$C$17] + FLOOR([.J28]/[.$D$17]; 1; 0))*(25+[.J$18])/150; 1; 0)" office:value-type="float" office:value="54" calcext:value-type="float">
            <text:p>54</text:p>
          </table:table-cell>
          <table:table-cell table:formula="of:=[.K28] + FLOOR(([.$C$17] + FLOOR([.K28]/[.$D$17]; 1; 0))*(25+[.K$18])/150; 1; 0)" office:value-type="float" office:value="62" calcext:value-type="float">
            <text:p>62</text:p>
          </table:table-cell>
          <table:table-cell table:formula="of:=[.L28] + FLOOR(([.$C$17] + FLOOR([.L28]/[.$D$17]; 1; 0))*(25+[.L$18])/150; 1; 0)" office:value-type="float" office:value="73" calcext:value-type="float">
            <text:p>73</text:p>
          </table:table-cell>
          <table:table-cell table:formula="of:=[.M28] + FLOOR(([.$C$17] + FLOOR([.M28]/[.$D$17]; 1; 0))*(25+[.M$18])/150; 1; 0)" office:value-type="float" office:value="99" calcext:value-type="float">
            <text:p>99</text:p>
          </table:table-cell>
          <table:table-cell table:formula="of:=[.N28] + FLOOR(([.$C$17] + FLOOR([.N28]/[.$D$17]; 1; 0))*(25+[.N$18])/150; 1; 0)" office:value-type="float" office:value="113" calcext:value-type="float">
            <text:p>113</text:p>
          </table:table-cell>
          <table:table-cell table:formula="of:=[.O28] + FLOOR(([.$C$17] + FLOOR([.O28]/[.$D$17]; 1; 0))*(25+[.O$18])/150; 1; 0)" office:value-type="float" office:value="124" calcext:value-type="float">
            <text:p>124</text:p>
          </table:table-cell>
          <table:table-cell table:formula="of:=[.P28] + FLOOR(([.$C$17] + FLOOR([.P28]/[.$D$17]; 1; 0))*(25+[.P$18])/150; 1; 0)" office:value-type="float" office:value="156" calcext:value-type="float">
            <text:p>156</text:p>
          </table:table-cell>
          <table:table-cell table:formula="of:=[.Q28] + FLOOR(([.$C$17] + FLOOR([.Q28]/[.$D$17]; 1; 0))*(25+[.Q$18])/150; 1; 0)" office:value-type="float" office:value="169" calcext:value-type="float">
            <text:p>169</text:p>
          </table:table-cell>
          <table:table-cell table:formula="of:=[.R28] + FLOOR(([.$C$17] + FLOOR([.R28]/[.$D$17]; 1; 0))*(25+[.R$18])/150; 1; 0)" office:value-type="float" office:value="212" calcext:value-type="float">
            <text:p>212</text:p>
          </table:table-cell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9] + [.$C$17] + FLOOR([.B29]/[.$D$17]; 1; 0)" office:value-type="float" office:value="198" calcext:value-type="float">
            <text:p>198</text:p>
          </table:table-cell>
          <table:table-cell/>
          <table:table-cell table:formula="of:=[.D29] + FLOOR(([.$C$17] + FLOOR([.D29]/[.$D$17]; 1; 0))*(25+[.D$18])/150; 1; 0)" office:value-type="float" office:value="11" calcext:value-type="float">
            <text:p>11</text:p>
          </table:table-cell>
          <table:table-cell table:formula="of:=[.E29] + FLOOR(([.$C$17] + FLOOR([.E29]/[.$D$17]; 1; 0))*(25+[.E$18])/150; 1; 0)" office:value-type="float" office:value="14" calcext:value-type="float">
            <text:p>14</text:p>
          </table:table-cell>
          <table:table-cell table:formula="of:=[.F29] + FLOOR(([.$C$17] + FLOOR([.F29]/[.$D$17]; 1; 0))*(25+[.F$18])/150; 1; 0)" office:value-type="float" office:value="19" calcext:value-type="float">
            <text:p>19</text:p>
          </table:table-cell>
          <table:table-cell table:formula="of:=[.G29] + FLOOR(([.$C$17] + FLOOR([.G29]/[.$D$17]; 1; 0))*(25+[.G$18])/150; 1; 0)" office:value-type="float" office:value="33" calcext:value-type="float">
            <text:p>33</text:p>
          </table:table-cell>
          <table:table-cell table:formula="of:=[.H29] + FLOOR(([.$C$17] + FLOOR([.H29]/[.$D$17]; 1; 0))*(25+[.H$18])/150; 1; 0)" office:value-type="float" office:value="44" calcext:value-type="float">
            <text:p>44</text:p>
          </table:table-cell>
          <table:table-cell table:formula="of:=[.I29] + FLOOR(([.$C$17] + FLOOR([.I29]/[.$D$17]; 1; 0))*(25+[.I$18])/150; 1; 0)" office:value-type="float" office:value="48" calcext:value-type="float">
            <text:p>48</text:p>
          </table:table-cell>
          <table:table-cell table:formula="of:=[.J29] + FLOOR(([.$C$17] + FLOOR([.J29]/[.$D$17]; 1; 0))*(25+[.J$18])/150; 1; 0)" office:value-type="float" office:value="65" calcext:value-type="float">
            <text:p>65</text:p>
          </table:table-cell>
          <table:table-cell table:formula="of:=[.K29] + FLOOR(([.$C$17] + FLOOR([.K29]/[.$D$17]; 1; 0))*(25+[.K$18])/150; 1; 0)" office:value-type="float" office:value="76" calcext:value-type="float">
            <text:p>76</text:p>
          </table:table-cell>
          <table:table-cell table:formula="of:=[.L29] + FLOOR(([.$C$17] + FLOOR([.L29]/[.$D$17]; 1; 0))*(25+[.L$18])/150; 1; 0)" office:value-type="float" office:value="90" calcext:value-type="float">
            <text:p>90</text:p>
          </table:table-cell>
          <table:table-cell table:formula="of:=[.M29] + FLOOR(([.$C$17] + FLOOR([.M29]/[.$D$17]; 1; 0))*(25+[.M$18])/150; 1; 0)" office:value-type="float" office:value="123" calcext:value-type="float">
            <text:p>123</text:p>
          </table:table-cell>
          <table:table-cell table:formula="of:=[.N29] + FLOOR(([.$C$17] + FLOOR([.N29]/[.$D$17]; 1; 0))*(25+[.N$18])/150; 1; 0)" office:value-type="float" office:value="142" calcext:value-type="float">
            <text:p>142</text:p>
          </table:table-cell>
          <table:table-cell table:formula="of:=[.O29] + FLOOR(([.$C$17] + FLOOR([.O29]/[.$D$17]; 1; 0))*(25+[.O$18])/150; 1; 0)" office:value-type="float" office:value="158" calcext:value-type="float">
            <text:p>158</text:p>
          </table:table-cell>
          <table:table-cell table:formula="of:=[.P29] + FLOOR(([.$C$17] + FLOOR([.P29]/[.$D$17]; 1; 0))*(25+[.P$18])/150; 1; 0)" office:value-type="float" office:value="201" calcext:value-type="float">
            <text:p>201</text:p>
          </table:table-cell>
          <table:table-cell table:formula="of:=[.Q29] + FLOOR(([.$C$17] + FLOOR([.Q29]/[.$D$17]; 1; 0))*(25+[.Q$18])/150; 1; 0)" office:value-type="float" office:value="220" calcext:value-type="float">
            <text:p>220</text:p>
          </table:table-cell>
          <table:table-cell table:formula="of:=[.R29] + FLOOR(([.$C$17] + FLOOR([.R29]/[.$D$17]; 1; 0))*(25+[.R$18])/150; 1; 0)" office:value-type="float" office:value="279" calcext:value-type="float">
            <text:p>279</text:p>
          </table:table-cell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0] + [.$C$17] + FLOOR([.B30]/[.$D$17]; 1; 0)" office:value-type="float" office:value="252" calcext:value-type="float">
            <text:p>252</text:p>
          </table:table-cell>
          <table:table-cell/>
          <table:table-cell table:formula="of:=[.D30] + FLOOR(([.$C$17] + FLOOR([.D30]/[.$D$17]; 1; 0))*(25+[.D$18])/150; 1; 0)" office:value-type="float" office:value="12" calcext:value-type="float">
            <text:p>12</text:p>
          </table:table-cell>
          <table:table-cell table:formula="of:=[.E30] + FLOOR(([.$C$17] + FLOOR([.E30]/[.$D$17]; 1; 0))*(25+[.E$18])/150; 1; 0)" office:value-type="float" office:value="16" calcext:value-type="float">
            <text:p>16</text:p>
          </table:table-cell>
          <table:table-cell table:formula="of:=[.F30] + FLOOR(([.$C$17] + FLOOR([.F30]/[.$D$17]; 1; 0))*(25+[.F$18])/150; 1; 0)" office:value-type="float" office:value="22" calcext:value-type="float">
            <text:p>22</text:p>
          </table:table-cell>
          <table:table-cell table:formula="of:=[.G30] + FLOOR(([.$C$17] + FLOOR([.G30]/[.$D$17]; 1; 0))*(25+[.G$18])/150; 1; 0)" office:value-type="float" office:value="38" calcext:value-type="float">
            <text:p>38</text:p>
          </table:table-cell>
          <table:table-cell table:formula="of:=[.H30] + FLOOR(([.$C$17] + FLOOR([.H30]/[.$D$17]; 1; 0))*(25+[.H$18])/150; 1; 0)" office:value-type="float" office:value="52" calcext:value-type="float">
            <text:p>52</text:p>
          </table:table-cell>
          <table:table-cell table:formula="of:=[.I30] + FLOOR(([.$C$17] + FLOOR([.I30]/[.$D$17]; 1; 0))*(25+[.I$18])/150; 1; 0)" office:value-type="float" office:value="57" calcext:value-type="float">
            <text:p>57</text:p>
          </table:table-cell>
          <table:table-cell table:formula="of:=[.J30] + FLOOR(([.$C$17] + FLOOR([.J30]/[.$D$17]; 1; 0))*(25+[.J$18])/150; 1; 0)" office:value-type="float" office:value="78" calcext:value-type="float">
            <text:p>78</text:p>
          </table:table-cell>
          <table:table-cell table:formula="of:=[.K30] + FLOOR(([.$C$17] + FLOOR([.K30]/[.$D$17]; 1; 0))*(25+[.K$18])/150; 1; 0)" office:value-type="float" office:value="92" calcext:value-type="float">
            <text:p>92</text:p>
          </table:table-cell>
          <table:table-cell table:formula="of:=[.L30] + FLOOR(([.$C$17] + FLOOR([.L30]/[.$D$17]; 1; 0))*(25+[.L$18])/150; 1; 0)" office:value-type="float" office:value="110" calcext:value-type="float">
            <text:p>110</text:p>
          </table:table-cell>
          <table:table-cell table:formula="of:=[.M30] + FLOOR(([.$C$17] + FLOOR([.M30]/[.$D$17]; 1; 0))*(25+[.M$18])/150; 1; 0)" office:value-type="float" office:value="152" calcext:value-type="float">
            <text:p>152</text:p>
          </table:table-cell>
          <table:table-cell table:formula="of:=[.N30] + FLOOR(([.$C$17] + FLOOR([.N30]/[.$D$17]; 1; 0))*(25+[.N$18])/150; 1; 0)" office:value-type="float" office:value="178" calcext:value-type="float">
            <text:p>178</text:p>
          </table:table-cell>
          <table:table-cell table:formula="of:=[.O30] + FLOOR(([.$C$17] + FLOOR([.O30]/[.$D$17]; 1; 0))*(25+[.O$18])/150; 1; 0)" office:value-type="float" office:value="200" calcext:value-type="float">
            <text:p>200</text:p>
          </table:table-cell>
          <table:table-cell table:formula="of:=[.P30] + FLOOR(([.$C$17] + FLOOR([.P30]/[.$D$17]; 1; 0))*(25+[.P$18])/150; 1; 0)" office:value-type="float" office:value="257" calcext:value-type="float">
            <text:p>257</text:p>
          </table:table-cell>
          <table:table-cell table:formula="of:=[.Q30] + FLOOR(([.$C$17] + FLOOR([.Q30]/[.$D$17]; 1; 0))*(25+[.Q$18])/150; 1; 0)" office:value-type="float" office:value="286" calcext:value-type="float">
            <text:p>286</text:p>
          </table:table-cell>
          <table:table-cell table:formula="of:=[.R30] + FLOOR(([.$C$17] + FLOOR([.R30]/[.$D$17]; 1; 0))*(25+[.R$18])/150; 1; 0)" office:value-type="float" office:value="365" calcext:value-type="float">
            <text:p>365</text:p>
          </table:table-cell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1] + [.$C$17] + FLOOR([.B31]/[.$D$17]; 1; 0)" office:value-type="float" office:value="320" calcext:value-type="float">
            <text:p>320</text:p>
          </table:table-cell>
          <table:table-cell/>
          <table:table-cell table:formula="of:=[.D31] + FLOOR(([.$C$17] + FLOOR([.D31]/[.$D$17]; 1; 0))*(25+[.D$18])/150; 1; 0)" office:value-type="float" office:value="13" calcext:value-type="float">
            <text:p>13</text:p>
          </table:table-cell>
          <table:table-cell table:formula="of:=[.E31] + FLOOR(([.$C$17] + FLOOR([.E31]/[.$D$17]; 1; 0))*(25+[.E$18])/150; 1; 0)" office:value-type="float" office:value="18" calcext:value-type="float">
            <text:p>18</text:p>
          </table:table-cell>
          <table:table-cell table:formula="of:=[.F31] + FLOOR(([.$C$17] + FLOOR([.F31]/[.$D$17]; 1; 0))*(25+[.F$18])/150; 1; 0)" office:value-type="float" office:value="25" calcext:value-type="float">
            <text:p>25</text:p>
          </table:table-cell>
          <table:table-cell table:formula="of:=[.G31] + FLOOR(([.$C$17] + FLOOR([.G31]/[.$D$17]; 1; 0))*(25+[.G$18])/150; 1; 0)" office:value-type="float" office:value="44" calcext:value-type="float">
            <text:p>44</text:p>
          </table:table-cell>
          <table:table-cell table:formula="of:=[.H31] + FLOOR(([.$C$17] + FLOOR([.H31]/[.$D$17]; 1; 0))*(25+[.H$18])/150; 1; 0)" office:value-type="float" office:value="61" calcext:value-type="float">
            <text:p>61</text:p>
          </table:table-cell>
          <table:table-cell table:formula="of:=[.I31] + FLOOR(([.$C$17] + FLOOR([.I31]/[.$D$17]; 1; 0))*(25+[.I$18])/150; 1; 0)" office:value-type="float" office:value="67" calcext:value-type="float">
            <text:p>67</text:p>
          </table:table-cell>
          <table:table-cell table:formula="of:=[.J31] + FLOOR(([.$C$17] + FLOOR([.J31]/[.$D$17]; 1; 0))*(25+[.J$18])/150; 1; 0)" office:value-type="float" office:value="93" calcext:value-type="float">
            <text:p>93</text:p>
          </table:table-cell>
          <table:table-cell table:formula="of:=[.K31] + FLOOR(([.$C$17] + FLOOR([.K31]/[.$D$17]; 1; 0))*(25+[.K$18])/150; 1; 0)" office:value-type="float" office:value="111" calcext:value-type="float">
            <text:p>111</text:p>
          </table:table-cell>
          <table:table-cell table:formula="of:=[.L31] + FLOOR(([.$C$17] + FLOOR([.L31]/[.$D$17]; 1; 0))*(25+[.L$18])/150; 1; 0)" office:value-type="float" office:value="134" calcext:value-type="float">
            <text:p>134</text:p>
          </table:table-cell>
          <table:table-cell table:formula="of:=[.M31] + FLOOR(([.$C$17] + FLOOR([.M31]/[.$D$17]; 1; 0))*(25+[.M$18])/150; 1; 0)" office:value-type="float" office:value="187" calcext:value-type="float">
            <text:p>187</text:p>
          </table:table-cell>
          <table:table-cell table:formula="of:=[.N31] + FLOOR(([.$C$17] + FLOOR([.N31]/[.$D$17]; 1; 0))*(25+[.N$18])/150; 1; 0)" office:value-type="float" office:value="222" calcext:value-type="float">
            <text:p>222</text:p>
          </table:table-cell>
          <table:table-cell table:formula="of:=[.O31] + FLOOR(([.$C$17] + FLOOR([.O31]/[.$D$17]; 1; 0))*(25+[.O$18])/150; 1; 0)" office:value-type="float" office:value="253" calcext:value-type="float">
            <text:p>253</text:p>
          </table:table-cell>
          <table:table-cell table:formula="of:=[.P31] + FLOOR(([.$C$17] + FLOOR([.P31]/[.$D$17]; 1; 0))*(25+[.P$18])/150; 1; 0)" office:value-type="float" office:value="328" calcext:value-type="float">
            <text:p>328</text:p>
          </table:table-cell>
          <table:table-cell table:formula="of:=[.Q31] + FLOOR(([.$C$17] + FLOOR([.Q31]/[.$D$17]; 1; 0))*(25+[.Q$18])/150; 1; 0)" office:value-type="float" office:value="369" calcext:value-type="float">
            <text:p>369</text:p>
          </table:table-cell>
          <table:table-cell table:formula="of:=[.R31] + FLOOR(([.$C$17] + FLOOR([.R31]/[.$D$17]; 1; 0))*(25+[.R$18])/150; 1; 0)" office:value-type="float" office:value="477" calcext:value-type="float">
            <text:p>477</text:p>
          </table:table-cell>
          <table:table-cell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32] + [.$C$17] + FLOOR([.B32]/[.$D$17]; 1; 0)" office:value-type="float" office:value="405" calcext:value-type="float">
            <text:p>405</text:p>
          </table:table-cell>
          <table:table-cell/>
          <table:table-cell table:formula="of:=[.D32] + FLOOR(([.$C$17] + FLOOR([.D32]/[.$D$17]; 1; 0))*(25+[.D$18])/150; 1; 0)" office:value-type="float" office:value="14" calcext:value-type="float">
            <text:p>14</text:p>
          </table:table-cell>
          <table:table-cell table:formula="of:=[.E32] + FLOOR(([.$C$17] + FLOOR([.E32]/[.$D$17]; 1; 0))*(25+[.E$18])/150; 1; 0)" office:value-type="float" office:value="20" calcext:value-type="float">
            <text:p>20</text:p>
          </table:table-cell>
          <table:table-cell table:formula="of:=[.F32] + FLOOR(([.$C$17] + FLOOR([.F32]/[.$D$17]; 1; 0))*(25+[.F$18])/150; 1; 0)" office:value-type="float" office:value="29" calcext:value-type="float">
            <text:p>29</text:p>
          </table:table-cell>
          <table:table-cell table:formula="of:=[.G32] + FLOOR(([.$C$17] + FLOOR([.G32]/[.$D$17]; 1; 0))*(25+[.G$18])/150; 1; 0)" office:value-type="float" office:value="50" calcext:value-type="float">
            <text:p>50</text:p>
          </table:table-cell>
          <table:table-cell table:formula="of:=[.H32] + FLOOR(([.$C$17] + FLOOR([.H32]/[.$D$17]; 1; 0))*(25+[.H$18])/150; 1; 0)" office:value-type="float" office:value="71" calcext:value-type="float">
            <text:p>71</text:p>
          </table:table-cell>
          <table:table-cell table:formula="of:=[.I32] + FLOOR(([.$C$17] + FLOOR([.I32]/[.$D$17]; 1; 0))*(25+[.I$18])/150; 1; 0)" office:value-type="float" office:value="78" calcext:value-type="float">
            <text:p>78</text:p>
          </table:table-cell>
          <table:table-cell table:formula="of:=[.J32] + FLOOR(([.$C$17] + FLOOR([.J32]/[.$D$17]; 1; 0))*(25+[.J$18])/150; 1; 0)" office:value-type="float" office:value="110" calcext:value-type="float">
            <text:p>110</text:p>
          </table:table-cell>
          <table:table-cell table:formula="of:=[.K32] + FLOOR(([.$C$17] + FLOOR([.K32]/[.$D$17]; 1; 0))*(25+[.K$18])/150; 1; 0)" office:value-type="float" office:value="133" calcext:value-type="float">
            <text:p>133</text:p>
          </table:table-cell>
          <table:table-cell table:formula="of:=[.L32] + FLOOR(([.$C$17] + FLOOR([.L32]/[.$D$17]; 1; 0))*(25+[.L$18])/150; 1; 0)" office:value-type="float" office:value="163" calcext:value-type="float">
            <text:p>163</text:p>
          </table:table-cell>
          <table:table-cell table:formula="of:=[.M32] + FLOOR(([.$C$17] + FLOOR([.M32]/[.$D$17]; 1; 0))*(25+[.M$18])/150; 1; 0)" office:value-type="float" office:value="229" calcext:value-type="float">
            <text:p>229</text:p>
          </table:table-cell>
          <table:table-cell table:formula="of:=[.N32] + FLOOR(([.$C$17] + FLOOR([.N32]/[.$D$17]; 1; 0))*(25+[.N$18])/150; 1; 0)" office:value-type="float" office:value="276" calcext:value-type="float">
            <text:p>276</text:p>
          </table:table-cell>
          <table:table-cell table:formula="of:=[.O32] + FLOOR(([.$C$17] + FLOOR([.O32]/[.$D$17]; 1; 0))*(25+[.O$18])/150; 1; 0)" office:value-type="float" office:value="318" calcext:value-type="float">
            <text:p>318</text:p>
          </table:table-cell>
          <table:table-cell table:formula="of:=[.P32] + FLOOR(([.$C$17] + FLOOR([.P32]/[.$D$17]; 1; 0))*(25+[.P$18])/150; 1; 0)" office:value-type="float" office:value="417" calcext:value-type="float">
            <text:p>417</text:p>
          </table:table-cell>
          <table:table-cell table:formula="of:=[.Q32] + FLOOR(([.$C$17] + FLOOR([.Q32]/[.$D$17]; 1; 0))*(25+[.Q$18])/150; 1; 0)" office:value-type="float" office:value="475" calcext:value-type="float">
            <text:p>475</text:p>
          </table:table-cell>
          <table:table-cell table:formula="of:=[.R32] + FLOOR(([.$C$17] + FLOOR([.R32]/[.$D$17]; 1; 0))*(25+[.R$18])/150; 1; 0)" office:value-type="float" office:value="621" calcext:value-type="float">
            <text:p>621</text:p>
          </table:table-cell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3] + [.$C$17] + FLOOR([.B33]/[.$D$17]; 1; 0)" office:value-type="float" office:value="511" calcext:value-type="float">
            <text:p>511</text:p>
          </table:table-cell>
          <table:table-cell/>
          <table:table-cell table:formula="of:=[.D33] + FLOOR(([.$C$17] + FLOOR([.D33]/[.$D$17]; 1; 0))*(25+[.D$18])/150; 1; 0)" office:value-type="float" office:value="15" calcext:value-type="float">
            <text:p>15</text:p>
          </table:table-cell>
          <table:table-cell table:formula="of:=[.E33] + FLOOR(([.$C$17] + FLOOR([.E33]/[.$D$17]; 1; 0))*(25+[.E$18])/150; 1; 0)" office:value-type="float" office:value="23" calcext:value-type="float">
            <text:p>23</text:p>
          </table:table-cell>
          <table:table-cell table:formula="of:=[.F33] + FLOOR(([.$C$17] + FLOOR([.F33]/[.$D$17]; 1; 0))*(25+[.F$18])/150; 1; 0)" office:value-type="float" office:value="33" calcext:value-type="float">
            <text:p>33</text:p>
          </table:table-cell>
          <table:table-cell table:formula="of:=[.G33] + FLOOR(([.$C$17] + FLOOR([.G33]/[.$D$17]; 1; 0))*(25+[.G$18])/150; 1; 0)" office:value-type="float" office:value="57" calcext:value-type="float">
            <text:p>57</text:p>
          </table:table-cell>
          <table:table-cell table:formula="of:=[.H33] + FLOOR(([.$C$17] + FLOOR([.H33]/[.$D$17]; 1; 0))*(25+[.H$18])/150; 1; 0)" office:value-type="float" office:value="82" calcext:value-type="float">
            <text:p>82</text:p>
          </table:table-cell>
          <table:table-cell table:formula="of:=[.I33] + FLOOR(([.$C$17] + FLOOR([.I33]/[.$D$17]; 1; 0))*(25+[.I$18])/150; 1; 0)" office:value-type="float" office:value="91" calcext:value-type="float">
            <text:p>91</text:p>
          </table:table-cell>
          <table:table-cell table:formula="of:=[.J33] + FLOOR(([.$C$17] + FLOOR([.J33]/[.$D$17]; 1; 0))*(25+[.J$18])/150; 1; 0)" office:value-type="float" office:value="130" calcext:value-type="float">
            <text:p>130</text:p>
          </table:table-cell>
          <table:table-cell table:formula="of:=[.K33] + FLOOR(([.$C$17] + FLOOR([.K33]/[.$D$17]; 1; 0))*(25+[.K$18])/150; 1; 0)" office:value-type="float" office:value="159" calcext:value-type="float">
            <text:p>159</text:p>
          </table:table-cell>
          <table:table-cell table:formula="of:=[.L33] + FLOOR(([.$C$17] + FLOOR([.L33]/[.$D$17]; 1; 0))*(25+[.L$18])/150; 1; 0)" office:value-type="float" office:value="197" calcext:value-type="float">
            <text:p>197</text:p>
          </table:table-cell>
          <table:table-cell table:formula="of:=[.M33] + FLOOR(([.$C$17] + FLOOR([.M33]/[.$D$17]; 1; 0))*(25+[.M$18])/150; 1; 0)" office:value-type="float" office:value="280" calcext:value-type="float">
            <text:p>280</text:p>
          </table:table-cell>
          <table:table-cell table:formula="of:=[.N33] + FLOOR(([.$C$17] + FLOOR([.N33]/[.$D$17]; 1; 0))*(25+[.N$18])/150; 1; 0)" office:value-type="float" office:value="342" calcext:value-type="float">
            <text:p>342</text:p>
          </table:table-cell>
          <table:table-cell table:formula="of:=[.O33] + FLOOR(([.$C$17] + FLOOR([.O33]/[.$D$17]; 1; 0))*(25+[.O$18])/150; 1; 0)" office:value-type="float" office:value="399" calcext:value-type="float">
            <text:p>399</text:p>
          </table:table-cell>
          <table:table-cell table:formula="of:=[.P33] + FLOOR(([.$C$17] + FLOOR([.P33]/[.$D$17]; 1; 0))*(25+[.P$18])/150; 1; 0)" office:value-type="float" office:value="529" calcext:value-type="float">
            <text:p>529</text:p>
          </table:table-cell>
          <table:table-cell table:formula="of:=[.Q33] + FLOOR(([.$C$17] + FLOOR([.Q33]/[.$D$17]; 1; 0))*(25+[.Q$18])/150; 1; 0)" office:value-type="float" office:value="610" calcext:value-type="float">
            <text:p>610</text:p>
          </table:table-cell>
          <table:table-cell table:formula="of:=[.R33] + FLOOR(([.$C$17] + FLOOR([.R33]/[.$D$17]; 1; 0))*(25+[.R$18])/150; 1; 0)" office:value-type="float" office:value="807" calcext:value-type="float">
            <text:p>807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4] + [.$C$17] + FLOOR([.B34]/[.$D$17]; 1; 0)" office:value-type="float" office:value="643" calcext:value-type="float">
            <text:p>643</text:p>
          </table:table-cell>
          <table:table-cell/>
          <table:table-cell table:formula="of:=[.D34] + FLOOR(([.$C$17] + FLOOR([.D34]/[.$D$17]; 1; 0))*(25+[.D$18])/150; 1; 0)" office:value-type="float" office:value="16" calcext:value-type="float">
            <text:p>16</text:p>
          </table:table-cell>
          <table:table-cell table:formula="of:=[.E34] + FLOOR(([.$C$17] + FLOOR([.E34]/[.$D$17]; 1; 0))*(25+[.E$18])/150; 1; 0)" office:value-type="float" office:value="26" calcext:value-type="float">
            <text:p>26</text:p>
          </table:table-cell>
          <table:table-cell table:formula="of:=[.F34] + FLOOR(([.$C$17] + FLOOR([.F34]/[.$D$17]; 1; 0))*(25+[.F$18])/150; 1; 0)" office:value-type="float" office:value="37" calcext:value-type="float">
            <text:p>37</text:p>
          </table:table-cell>
          <table:table-cell table:formula="of:=[.G34] + FLOOR(([.$C$17] + FLOOR([.G34]/[.$D$17]; 1; 0))*(25+[.G$18])/150; 1; 0)" office:value-type="float" office:value="65" calcext:value-type="float">
            <text:p>65</text:p>
          </table:table-cell>
          <table:table-cell table:formula="of:=[.H34] + FLOOR(([.$C$17] + FLOOR([.H34]/[.$D$17]; 1; 0))*(25+[.H$18])/150; 1; 0)" office:value-type="float" office:value="94" calcext:value-type="float">
            <text:p>94</text:p>
          </table:table-cell>
          <table:table-cell table:formula="of:=[.I34] + FLOOR(([.$C$17] + FLOOR([.I34]/[.$D$17]; 1; 0))*(25+[.I$18])/150; 1; 0)" office:value-type="float" office:value="106" calcext:value-type="float">
            <text:p>106</text:p>
          </table:table-cell>
          <table:table-cell table:formula="of:=[.J34] + FLOOR(([.$C$17] + FLOOR([.J34]/[.$D$17]; 1; 0))*(25+[.J$18])/150; 1; 0)" office:value-type="float" office:value="153" calcext:value-type="float">
            <text:p>153</text:p>
          </table:table-cell>
          <table:table-cell table:formula="of:=[.K34] + FLOOR(([.$C$17] + FLOOR([.K34]/[.$D$17]; 1; 0))*(25+[.K$18])/150; 1; 0)" office:value-type="float" office:value="189" calcext:value-type="float">
            <text:p>189</text:p>
          </table:table-cell>
          <table:table-cell table:formula="of:=[.L34] + FLOOR(([.$C$17] + FLOOR([.L34]/[.$D$17]; 1; 0))*(25+[.L$18])/150; 1; 0)" office:value-type="float" office:value="238" calcext:value-type="float">
            <text:p>238</text:p>
          </table:table-cell>
          <table:table-cell table:formula="of:=[.M34] + FLOOR(([.$C$17] + FLOOR([.M34]/[.$D$17]; 1; 0))*(25+[.M$18])/150; 1; 0)" office:value-type="float" office:value="342" calcext:value-type="float">
            <text:p>342</text:p>
          </table:table-cell>
          <table:table-cell table:formula="of:=[.N34] + FLOOR(([.$C$17] + FLOOR([.N34]/[.$D$17]; 1; 0))*(25+[.N$18])/150; 1; 0)" office:value-type="float" office:value="423" calcext:value-type="float">
            <text:p>423</text:p>
          </table:table-cell>
          <table:table-cell table:formula="of:=[.O34] + FLOOR(([.$C$17] + FLOOR([.O34]/[.$D$17]; 1; 0))*(25+[.O$18])/150; 1; 0)" office:value-type="float" office:value="499" calcext:value-type="float">
            <text:p>499</text:p>
          </table:table-cell>
          <table:table-cell table:formula="of:=[.P34] + FLOOR(([.$C$17] + FLOOR([.P34]/[.$D$17]; 1; 0))*(25+[.P$18])/150; 1; 0)" office:value-type="float" office:value="670" calcext:value-type="float">
            <text:p>670</text:p>
          </table:table-cell>
          <table:table-cell table:formula="of:=[.Q34] + FLOOR(([.$C$17] + FLOOR([.Q34]/[.$D$17]; 1; 0))*(25+[.Q$18])/150; 1; 0)" office:value-type="float" office:value="782" calcext:value-type="float">
            <text:p>782</text:p>
          </table:table-cell>
          <table:table-cell table:formula="of:=[.R34] + FLOOR(([.$C$17] + FLOOR([.R34]/[.$D$17]; 1; 0))*(25+[.R$18])/150; 1; 0)" office:value-type="float" office:value="1047" calcext:value-type="float">
            <text:p>1047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5] + [.$C$17] + FLOOR([.B35]/[.$D$17]; 1; 0)" office:value-type="float" office:value="808" calcext:value-type="float">
            <text:p>808</text:p>
          </table:table-cell>
          <table:table-cell/>
          <table:table-cell table:formula="of:=[.D35] + FLOOR(([.$C$17] + FLOOR([.D35]/[.$D$17]; 1; 0))*(25+[.D$18])/150; 1; 0)" office:value-type="float" office:value="18" calcext:value-type="float">
            <text:p>18</text:p>
          </table:table-cell>
          <table:table-cell table:formula="of:=[.E35] + FLOOR(([.$C$17] + FLOOR([.E35]/[.$D$17]; 1; 0))*(25+[.E$18])/150; 1; 0)" office:value-type="float" office:value="29" calcext:value-type="float">
            <text:p>29</text:p>
          </table:table-cell>
          <table:table-cell table:formula="of:=[.F35] + FLOOR(([.$C$17] + FLOOR([.F35]/[.$D$17]; 1; 0))*(25+[.F$18])/150; 1; 0)" office:value-type="float" office:value="42" calcext:value-type="float">
            <text:p>42</text:p>
          </table:table-cell>
          <table:table-cell table:formula="of:=[.G35] + FLOOR(([.$C$17] + FLOOR([.G35]/[.$D$17]; 1; 0))*(25+[.G$18])/150; 1; 0)" office:value-type="float" office:value="74" calcext:value-type="float">
            <text:p>74</text:p>
          </table:table-cell>
          <table:table-cell table:formula="of:=[.H35] + FLOOR(([.$C$17] + FLOOR([.H35]/[.$D$17]; 1; 0))*(25+[.H$18])/150; 1; 0)" office:value-type="float" office:value="108" calcext:value-type="float">
            <text:p>108</text:p>
          </table:table-cell>
          <table:table-cell table:formula="of:=[.I35] + FLOOR(([.$C$17] + FLOOR([.I35]/[.$D$17]; 1; 0))*(25+[.I$18])/150; 1; 0)" office:value-type="float" office:value="123" calcext:value-type="float">
            <text:p>123</text:p>
          </table:table-cell>
          <table:table-cell table:formula="of:=[.J35] + FLOOR(([.$C$17] + FLOOR([.J35]/[.$D$17]; 1; 0))*(25+[.J$18])/150; 1; 0)" office:value-type="float" office:value="180" calcext:value-type="float">
            <text:p>180</text:p>
          </table:table-cell>
          <table:table-cell table:formula="of:=[.K35] + FLOOR(([.$C$17] + FLOOR([.K35]/[.$D$17]; 1; 0))*(25+[.K$18])/150; 1; 0)" office:value-type="float" office:value="225" calcext:value-type="float">
            <text:p>225</text:p>
          </table:table-cell>
          <table:table-cell table:formula="of:=[.L35] + FLOOR(([.$C$17] + FLOOR([.L35]/[.$D$17]; 1; 0))*(25+[.L$18])/150; 1; 0)" office:value-type="float" office:value="287" calcext:value-type="float">
            <text:p>287</text:p>
          </table:table-cell>
          <table:table-cell table:formula="of:=[.M35] + FLOOR(([.$C$17] + FLOOR([.M35]/[.$D$17]; 1; 0))*(25+[.M$18])/150; 1; 0)" office:value-type="float" office:value="417" calcext:value-type="float">
            <text:p>417</text:p>
          </table:table-cell>
          <table:table-cell table:formula="of:=[.N35] + FLOOR(([.$C$17] + FLOOR([.N35]/[.$D$17]; 1; 0))*(25+[.N$18])/150; 1; 0)" office:value-type="float" office:value="522" calcext:value-type="float">
            <text:p>522</text:p>
          </table:table-cell>
          <table:table-cell table:formula="of:=[.O35] + FLOOR(([.$C$17] + FLOOR([.O35]/[.$D$17]; 1; 0))*(25+[.O$18])/150; 1; 0)" office:value-type="float" office:value="623" calcext:value-type="float">
            <text:p>623</text:p>
          </table:table-cell>
          <table:table-cell table:formula="of:=[.P35] + FLOOR(([.$C$17] + FLOOR([.P35]/[.$D$17]; 1; 0))*(25+[.P$18])/150; 1; 0)" office:value-type="float" office:value="847" calcext:value-type="float">
            <text:p>847</text:p>
          </table:table-cell>
          <table:table-cell table:formula="of:=[.Q35] + FLOOR(([.$C$17] + FLOOR([.Q35]/[.$D$17]; 1; 0))*(25+[.Q$18])/150; 1; 0)" office:value-type="float" office:value="1002" calcext:value-type="float">
            <text:p>1002</text:p>
          </table:table-cell>
          <table:table-cell table:formula="of:=[.R35] + FLOOR(([.$C$17] + FLOOR([.R35]/[.$D$17]; 1; 0))*(25+[.R$18])/150; 1; 0)" office:value-type="float" office:value="1357" calcext:value-type="float">
            <text:p>1357</text:p>
          </table:table-cell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6] + [.$C$17] + FLOOR([.B36]/[.$D$17]; 1; 0)" office:value-type="float" office:value="1015" calcext:value-type="float">
            <text:p>1015</text:p>
          </table:table-cell>
          <table:table-cell/>
          <table:table-cell table:formula="of:=[.D36] + FLOOR(([.$C$17] + FLOOR([.D36]/[.$D$17]; 1; 0))*(25+[.D$18])/150; 1; 0)" office:value-type="float" office:value="20" calcext:value-type="float">
            <text:p>20</text:p>
          </table:table-cell>
          <table:table-cell table:formula="of:=[.E36] + FLOOR(([.$C$17] + FLOOR([.E36]/[.$D$17]; 1; 0))*(25+[.E$18])/150; 1; 0)" office:value-type="float" office:value="32" calcext:value-type="float">
            <text:p>32</text:p>
          </table:table-cell>
          <table:table-cell table:formula="of:=[.F36] + FLOOR(([.$C$17] + FLOOR([.F36]/[.$D$17]; 1; 0))*(25+[.F$18])/150; 1; 0)" office:value-type="float" office:value="47" calcext:value-type="float">
            <text:p>47</text:p>
          </table:table-cell>
          <table:table-cell table:formula="of:=[.G36] + FLOOR(([.$C$17] + FLOOR([.G36]/[.$D$17]; 1; 0))*(25+[.G$18])/150; 1; 0)" office:value-type="float" office:value="83" calcext:value-type="float">
            <text:p>83</text:p>
          </table:table-cell>
          <table:table-cell table:formula="of:=[.H36] + FLOOR(([.$C$17] + FLOOR([.H36]/[.$D$17]; 1; 0))*(25+[.H$18])/150; 1; 0)" office:value-type="float" office:value="124" calcext:value-type="float">
            <text:p>124</text:p>
          </table:table-cell>
          <table:table-cell table:formula="of:=[.I36] + FLOOR(([.$C$17] + FLOOR([.I36]/[.$D$17]; 1; 0))*(25+[.I$18])/150; 1; 0)" office:value-type="float" office:value="142" calcext:value-type="float">
            <text:p>142</text:p>
          </table:table-cell>
          <table:table-cell table:formula="of:=[.J36] + FLOOR(([.$C$17] + FLOOR([.J36]/[.$D$17]; 1; 0))*(25+[.J$18])/150; 1; 0)" office:value-type="float" office:value="211" calcext:value-type="float">
            <text:p>211</text:p>
          </table:table-cell>
          <table:table-cell table:formula="of:=[.K36] + FLOOR(([.$C$17] + FLOOR([.K36]/[.$D$17]; 1; 0))*(25+[.K$18])/150; 1; 0)" office:value-type="float" office:value="267" calcext:value-type="float">
            <text:p>267</text:p>
          </table:table-cell>
          <table:table-cell table:formula="of:=[.L36] + FLOOR(([.$C$17] + FLOOR([.L36]/[.$D$17]; 1; 0))*(25+[.L$18])/150; 1; 0)" office:value-type="float" office:value="345" calcext:value-type="float">
            <text:p>345</text:p>
          </table:table-cell>
          <table:table-cell table:formula="of:=[.M36] + FLOOR(([.$C$17] + FLOOR([.M36]/[.$D$17]; 1; 0))*(25+[.M$18])/150; 1; 0)" office:value-type="float" office:value="507" calcext:value-type="float">
            <text:p>507</text:p>
          </table:table-cell>
          <table:table-cell table:formula="of:=[.N36] + FLOOR(([.$C$17] + FLOOR([.N36]/[.$D$17]; 1; 0))*(25+[.N$18])/150; 1; 0)" office:value-type="float" office:value="643" calcext:value-type="float">
            <text:p>643</text:p>
          </table:table-cell>
          <table:table-cell table:formula="of:=[.O36] + FLOOR(([.$C$17] + FLOOR([.O36]/[.$D$17]; 1; 0))*(25+[.O$18])/150; 1; 0)" office:value-type="float" office:value="777" calcext:value-type="float">
            <text:p>777</text:p>
          </table:table-cell>
          <table:table-cell table:formula="of:=[.P36] + FLOOR(([.$C$17] + FLOOR([.P36]/[.$D$17]; 1; 0))*(25+[.P$18])/150; 1; 0)" office:value-type="float" office:value="1070" calcext:value-type="float">
            <text:p>1070</text:p>
          </table:table-cell>
          <table:table-cell table:formula="of:=[.Q36] + FLOOR(([.$C$17] + FLOOR([.Q36]/[.$D$17]; 1; 0))*(25+[.Q$18])/150; 1; 0)" office:value-type="float" office:value="1282" calcext:value-type="float">
            <text:p>1282</text:p>
          </table:table-cell>
          <table:table-cell table:formula="of:=[.R36] + FLOOR(([.$C$17] + FLOOR([.R36]/[.$D$17]; 1; 0))*(25+[.R$18])/150; 1; 0)" office:value-type="float" office:value="1758" calcext:value-type="float">
            <text:p>1758</text:p>
          </table:table-cell>
          <table:table-cell table:number-columns-repeated="2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7] + [.$C$17] + FLOOR([.B37]/[.$D$17]; 1; 0)" office:value-type="float" office:value="1273" calcext:value-type="float">
            <text:p>1273</text:p>
          </table:table-cell>
          <table:table-cell/>
          <table:table-cell table:formula="of:=[.D37] + FLOOR(([.$C$17] + FLOOR([.D37]/[.$D$17]; 1; 0))*(25+[.D$18])/150; 1; 0)" office:value-type="float" office:value="22" calcext:value-type="float">
            <text:p>22</text:p>
          </table:table-cell>
          <table:table-cell table:formula="of:=[.E37] + FLOOR(([.$C$17] + FLOOR([.E37]/[.$D$17]; 1; 0))*(25+[.E$18])/150; 1; 0)" office:value-type="float" office:value="35" calcext:value-type="float">
            <text:p>35</text:p>
          </table:table-cell>
          <table:table-cell table:formula="of:=[.F37] + FLOOR(([.$C$17] + FLOOR([.F37]/[.$D$17]; 1; 0))*(25+[.F$18])/150; 1; 0)" office:value-type="float" office:value="52" calcext:value-type="float">
            <text:p>52</text:p>
          </table:table-cell>
          <table:table-cell table:formula="of:=[.G37] + FLOOR(([.$C$17] + FLOOR([.G37]/[.$D$17]; 1; 0))*(25+[.G$18])/150; 1; 0)" office:value-type="float" office:value="93" calcext:value-type="float">
            <text:p>93</text:p>
          </table:table-cell>
          <table:table-cell table:formula="of:=[.H37] + FLOOR(([.$C$17] + FLOOR([.H37]/[.$D$17]; 1; 0))*(25+[.H$18])/150; 1; 0)" office:value-type="float" office:value="142" calcext:value-type="float">
            <text:p>142</text:p>
          </table:table-cell>
          <table:table-cell table:formula="of:=[.I37] + FLOOR(([.$C$17] + FLOOR([.I37]/[.$D$17]; 1; 0))*(25+[.I$18])/150; 1; 0)" office:value-type="float" office:value="164" calcext:value-type="float">
            <text:p>164</text:p>
          </table:table-cell>
          <table:table-cell table:formula="of:=[.J37] + FLOOR(([.$C$17] + FLOOR([.J37]/[.$D$17]; 1; 0))*(25+[.J$18])/150; 1; 0)" office:value-type="float" office:value="247" calcext:value-type="float">
            <text:p>247</text:p>
          </table:table-cell>
          <table:table-cell table:formula="of:=[.K37] + FLOOR(([.$C$17] + FLOOR([.K37]/[.$D$17]; 1; 0))*(25+[.K$18])/150; 1; 0)" office:value-type="float" office:value="316" calcext:value-type="float">
            <text:p>316</text:p>
          </table:table-cell>
          <table:table-cell table:formula="of:=[.L37] + FLOOR(([.$C$17] + FLOOR([.L37]/[.$D$17]; 1; 0))*(25+[.L$18])/150; 1; 0)" office:value-type="float" office:value="414" calcext:value-type="float">
            <text:p>414</text:p>
          </table:table-cell>
          <table:table-cell table:formula="of:=[.M37] + FLOOR(([.$C$17] + FLOOR([.M37]/[.$D$17]; 1; 0))*(25+[.M$18])/150; 1; 0)" office:value-type="float" office:value="616" calcext:value-type="float">
            <text:p>616</text:p>
          </table:table-cell>
          <table:table-cell table:formula="of:=[.N37] + FLOOR(([.$C$17] + FLOOR([.N37]/[.$D$17]; 1; 0))*(25+[.N$18])/150; 1; 0)" office:value-type="float" office:value="791" calcext:value-type="float">
            <text:p>791</text:p>
          </table:table-cell>
          <table:table-cell table:formula="of:=[.O37] + FLOOR(([.$C$17] + FLOOR([.O37]/[.$D$17]; 1; 0))*(25+[.O$18])/150; 1; 0)" office:value-type="float" office:value="969" calcext:value-type="float">
            <text:p>969</text:p>
          </table:table-cell>
          <table:table-cell table:formula="of:=[.P37] + FLOOR(([.$C$17] + FLOOR([.P37]/[.$D$17]; 1; 0))*(25+[.P$18])/150; 1; 0)" office:value-type="float" office:value="1351" calcext:value-type="float">
            <text:p>1351</text:p>
          </table:table-cell>
          <table:table-cell table:formula="of:=[.Q37] + FLOOR(([.$C$17] + FLOOR([.Q37]/[.$D$17]; 1; 0))*(25+[.Q$18])/150; 1; 0)" office:value-type="float" office:value="1639" calcext:value-type="float">
            <text:p>1639</text:p>
          </table:table-cell>
          <table:table-cell table:formula="of:=[.R37] + FLOOR(([.$C$17] + FLOOR([.R37]/[.$D$17]; 1; 0))*(25+[.R$18])/150; 1; 0)" office:value-type="float" office:value="2276" calcext:value-type="float">
            <text:p>2276</text:p>
          </table:table-cell>
          <table:table-cell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38] + [.$C$17] + FLOOR([.B38]/[.$D$17]; 1; 0)" office:value-type="float" office:value="1596" calcext:value-type="float">
            <text:p>1596</text:p>
          </table:table-cell>
          <table:table-cell/>
          <table:table-cell table:formula="of:=[.D38] + FLOOR(([.$C$17] + FLOOR([.D38]/[.$D$17]; 1; 0))*(25+[.D$18])/150; 1; 0)" office:value-type="float" office:value="24" calcext:value-type="float">
            <text:p>24</text:p>
          </table:table-cell>
          <table:table-cell table:formula="of:=[.E38] + FLOOR(([.$C$17] + FLOOR([.E38]/[.$D$17]; 1; 0))*(25+[.E$18])/150; 1; 0)" office:value-type="float" office:value="38" calcext:value-type="float">
            <text:p>38</text:p>
          </table:table-cell>
          <table:table-cell table:formula="of:=[.F38] + FLOOR(([.$C$17] + FLOOR([.F38]/[.$D$17]; 1; 0))*(25+[.F$18])/150; 1; 0)" office:value-type="float" office:value="58" calcext:value-type="float">
            <text:p>58</text:p>
          </table:table-cell>
          <table:table-cell table:formula="of:=[.G38] + FLOOR(([.$C$17] + FLOOR([.G38]/[.$D$17]; 1; 0))*(25+[.G$18])/150; 1; 0)" office:value-type="float" office:value="105" calcext:value-type="float">
            <text:p>105</text:p>
          </table:table-cell>
          <table:table-cell table:formula="of:=[.H38] + FLOOR(([.$C$17] + FLOOR([.H38]/[.$D$17]; 1; 0))*(25+[.H$18])/150; 1; 0)" office:value-type="float" office:value="162" calcext:value-type="float">
            <text:p>162</text:p>
          </table:table-cell>
          <table:table-cell table:formula="of:=[.I38] + FLOOR(([.$C$17] + FLOOR([.I38]/[.$D$17]; 1; 0))*(25+[.I$18])/150; 1; 0)" office:value-type="float" office:value="190" calcext:value-type="float">
            <text:p>190</text:p>
          </table:table-cell>
          <table:table-cell table:formula="of:=[.J38] + FLOOR(([.$C$17] + FLOOR([.J38]/[.$D$17]; 1; 0))*(25+[.J$18])/150; 1; 0)" office:value-type="float" office:value="288" calcext:value-type="float">
            <text:p>288</text:p>
          </table:table-cell>
          <table:table-cell table:formula="of:=[.K38] + FLOOR(([.$C$17] + FLOOR([.K38]/[.$D$17]; 1; 0))*(25+[.K$18])/150; 1; 0)" office:value-type="float" office:value="374" calcext:value-type="float">
            <text:p>374</text:p>
          </table:table-cell>
          <table:table-cell table:formula="of:=[.L38] + FLOOR(([.$C$17] + FLOOR([.L38]/[.$D$17]; 1; 0))*(25+[.L$18])/150; 1; 0)" office:value-type="float" office:value="496" calcext:value-type="float">
            <text:p>496</text:p>
          </table:table-cell>
          <table:table-cell table:formula="of:=[.M38] + FLOOR(([.$C$17] + FLOOR([.M38]/[.$D$17]; 1; 0))*(25+[.M$18])/150; 1; 0)" office:value-type="float" office:value="748" calcext:value-type="float">
            <text:p>748</text:p>
          </table:table-cell>
          <table:table-cell table:formula="of:=[.N38] + FLOOR(([.$C$17] + FLOOR([.N38]/[.$D$17]; 1; 0))*(25+[.N$18])/150; 1; 0)" office:value-type="float" office:value="972" calcext:value-type="float">
            <text:p>972</text:p>
          </table:table-cell>
          <table:table-cell table:formula="of:=[.O38] + FLOOR(([.$C$17] + FLOOR([.O38]/[.$D$17]; 1; 0))*(25+[.O$18])/150; 1; 0)" office:value-type="float" office:value="1207" calcext:value-type="float">
            <text:p>1207</text:p>
          </table:table-cell>
          <table:table-cell table:formula="of:=[.P38] + FLOOR(([.$C$17] + FLOOR([.P38]/[.$D$17]; 1; 0))*(25+[.P$18])/150; 1; 0)" office:value-type="float" office:value="1704" calcext:value-type="float">
            <text:p>1704</text:p>
          </table:table-cell>
          <table:table-cell table:formula="of:=[.Q38] + FLOOR(([.$C$17] + FLOOR([.Q38]/[.$D$17]; 1; 0))*(25+[.Q$18])/150; 1; 0)" office:value-type="float" office:value="2094" calcext:value-type="float">
            <text:p>2094</text:p>
          </table:table-cell>
          <table:table-cell table:formula="of:=[.R38] + FLOOR(([.$C$17] + FLOOR([.R38]/[.$D$17]; 1; 0))*(25+[.R$18])/150; 1; 0)" office:value-type="float" office:value="2945" calcext:value-type="float">
            <text:p>2945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 style:data-style-name="N2" text:time-value="07:23:01.784472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07:59:30.166252215</meta:creation-date>
    <dc:date>2017-09-24T07:28:10.701967515</dc:date>
    <meta:editing-duration>PT19M6S</meta:editing-duration>
    <meta:editing-cycles>6</meta:editing-cycles>
    <meta:generator>LibreOffice/4.2.8.2$Linux_X86_64 LibreOffice_project/420m0$Build-2</meta:generator>
    <meta:document-statistic meta:table-count="1" meta:cell-count="682" meta:object-count="0"/>
  </office:meta>
</office:document-meta>
</file>